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Calibri1" svg:font-family="Calibri1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4"/>
    <style:style style:name="ce4" style:family="table-cell" style:parent-style-name="Default" style:data-style-name="N0">
      <style:table-cell-properties fo:border="thin solid #000000"/>
    </style:style>
    <style:style style:name="ce5" style:family="table-cell" style:parent-style-name="Default" style:data-style-name="N0">
      <style:table-cell-properties fo:border="thin solid #000000" fo:background-color="#FFF200"/>
    </style:style>
    <style:style style:name="ce6" style:family="table-cell" style:parent-style-name="Default" style:data-style-name="N4">
      <style:table-cell-properties fo:border="thin solid #000000" style:vertical-align="automatic" fo:background-color="#FFF200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style:font-family-generic="swiss"/>
    </style:style>
    <style:style style:name="ce7" style:family="table-cell" style:parent-style-name="Default" style:data-style-name="N0">
      <style:table-cell-properties fo:border="thin solid #000000"/>
      <style:text-properties fo:font-size="9pt" style:font-size-asian="9pt" style:font-size-complex="9pt"/>
    </style:style>
    <style:style style:name="ce8" style:family="table-cell" style:parent-style-name="Default" style:data-style-name="N0">
      <style:table-cell-properties fo:border="thin solid #000000" fo:background-color="#FFF200"/>
      <style:text-properties fo:font-size="9pt" style:font-size-asian="9pt" style:font-size-complex="9pt"/>
    </style:style>
    <style:style style:name="ce9" style:family="table-cell" style:parent-style-name="Comma" style:data-style-name="N4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fo:font-size="9pt" style:font-size-asian="9pt" style:font-size-complex="9pt"/>
    </style:style>
    <style:style style:name="ce10" style:family="table-cell" style:parent-style-name="Comma" style:data-style-name="N4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size="9pt" style:font-size-asian="9pt" style:font-size-complex="9pt" style:font-family-generic="swiss"/>
    </style:style>
    <style:style style:name="ce11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n solid #000000" fo:background-color="#FFF200"/>
      <style:text-properties fo:font-size="9pt" style:font-size-asian="9pt" style:font-size-complex="9pt" fo:font-weight="bold" style:font-weight-asian="bold" style:font-weight-complex="bold"/>
    </style:style>
    <style:style style:name="ce13" style:family="table-cell" style:parent-style-name="Comma" style:data-style-name="N4">
      <style:table-cell-properties fo:border="thin solid #000000" style:vertical-align="automatic" fo:background-color="transparent" style:cell-protect="protected"/>
      <style:text-properties fo:font-weight="bold" style:font-weight-asian="bold" style:font-weight-complex="bold"/>
    </style:style>
    <style:style style:name="ce14" style:family="table-cell" style:parent-style-name="Comma" style:data-style-name="N4">
      <style:table-cell-properties fo:border="thin solid #000000" style:vertical-align="automatic" fo:background-color="transparent" style:cell-protect="protected" style:repeat-content="false"/>
      <style:paragraph-properties fo:text-align="end" fo:margin-right="0cm"/>
      <style:text-properties style:font-name="Arial" style:font-name-asian="Arial" style:font-name-complex="Arial" fo:font-weight="bold" style:font-weight-asian="bold" style:font-weight-complex="bold" style:font-family-generic="swiss"/>
    </style:style>
    <style:style style:name="ce15" style:family="table-cell" style:parent-style-name="Comma" style:data-style-name="N4">
      <style:table-cell-properties fo:border="thin solid #000000" style:vertical-align="automatic" fo:background-color="#B4C7DC" style:cell-protect="protected"/>
      <style:text-properties fo:font-size="9pt" style:font-size-asian="9pt" style:font-size-complex="9pt"/>
    </style:style>
    <style:style style:name="ce16" style:family="table-cell" style:parent-style-name="Comma" style:data-style-name="N4">
      <style:table-cell-properties fo:border="thin solid #000000" style:vertical-align="automatic" fo:background-color="transparent" style:cell-protect="protected"/>
      <style:text-properties fo:font-size="9pt" style:font-size-asian="9pt" style:font-size-complex="9pt"/>
    </style:style>
    <style:style style:name="ce17" style:family="table-cell" style:parent-style-name="Comma" style:data-style-name="N4">
      <style:table-cell-properties fo:border="thin solid #000000" style:vertical-align="automatic" fo:background-color="transparent" style:cell-protect="protected"/>
      <style:text-properties fo:font-size="9pt" style:font-size-asian="9pt" style:font-size-complex="9pt" fo:font-weight="bold" style:font-weight-asian="bold" style:font-weight-complex="bold"/>
    </style:style>
    <style:style style:name="ce18" style:family="table-cell" style:parent-style-name="Comma" style:data-style-name="N4">
      <style:table-cell-properties fo:border="thin solid #000000" style:vertical-align="automatic" fo:background-color="#FFFF00" style:cell-protect="protected"/>
      <style:text-properties fo:font-size="9pt" style:font-size-asian="9pt" style:font-size-complex="9pt"/>
    </style:style>
    <style:style style:name="ce19" style:family="table-cell" style:parent-style-name="Comma" style:data-style-name="N4">
      <style:table-cell-properties fo:border="thin solid #000000" style:vertical-align="automatic" fo:background-color="#C2E0AE" style:cell-protect="protected"/>
      <style:text-properties fo:font-size="9pt" style:font-size-asian="9pt" style:font-size-complex="9pt"/>
    </style:style>
    <style:style style:name="ce20" style:family="table-cell" style:parent-style-name="Comma" style:data-style-name="N4">
      <style:table-cell-properties fo:border="thin solid #000000" style:vertical-align="automatic" fo:background-color="#BBE33D" style:cell-protect="protected"/>
      <style:text-properties fo:font-size="9pt" style:font-size-asian="9pt" style:font-size-complex="9pt"/>
    </style:style>
    <style:style style:name="ce21" style:family="table-cell" style:parent-style-name="Comma" style:data-style-name="N36">
      <style:table-cell-properties style:vertical-align="automatic" fo:background-color="transparent" style:cell-protect="protected"/>
    </style:style>
    <style:style style:name="ce22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center"/>
      <style:text-properties fo:font-size="9pt" style:font-size-asian="9pt" style:font-size-complex="9pt"/>
    </style:style>
    <style:style style:name="ce2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5" style:family="table-cell" style:parent-style-name="Excel_32_Built-in_32_Comma" style:data-style-name="N37">
      <style:table-cell-properties style:vertical-align="automatic" fo:background-color="transparent" style:cell-protect="protected"/>
      <style:text-properties style:font-name="Calibri1" style:font-name-asian="Calibri1" style:font-name-complex="Calibri1"/>
    </style:style>
    <style:style style:name="ce26" style:family="table-cell" style:parent-style-name="Default" style:data-style-name="N0">
      <style:table-cell-properties fo:border="thin solid #000000" style:vertical-align="middle" fo:wrap-option="wrap" style:rotation-angle="90" style:repeat-content="false"/>
      <style:paragraph-properties fo:text-align="end" fo:margin-right="0cm"/>
    </style:style>
    <style:style style:name="ce27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8" style:family="table-cell" style:parent-style-name="Excel_32_Built-in_32_Comma" style:data-style-name="N37">
      <style:table-cell-properties fo:border="thin solid #000000" style:vertical-align="automatic" fo:background-color="transparent" style:cell-protect="protected"/>
      <style:text-properties style:font-name="Calibri" style:font-name-asian="Calibri" style:font-name-complex="Calibri" style:font-family-generic="swiss"/>
    </style:style>
    <style:style style:name="ce29" style:family="table-cell" style:parent-style-name="Excel_32_Built-in_32_Comma" style:data-style-name="N37">
      <style:table-cell-properties fo:border="thin solid #000000" style:vertical-align="automatic" fo:background-color="transparent" style:cell-protect="protected"/>
      <style:text-properties fo:color="#C9211E" style:font-name="Calibri" style:font-name-asian="Calibri" style:font-name-complex="Calibri" style:font-family-generic="swiss"/>
    </style:style>
    <style:style style:name="ce30" style:family="table-cell" style:parent-style-name="Excel_32_Built-in_32_Comma" style:data-style-name="N37">
      <style:table-cell-properties fo:border="thin solid #000000" style:vertical-align="automatic" fo:background-color="#FFFF00" style:cell-protect="protected"/>
      <style:text-properties style:font-name="Calibri" style:font-name-asian="Calibri" style:font-name-complex="Calibri" style:font-family-generic="swiss"/>
    </style:style>
    <style:style style:name="ce31" style:family="table-cell" style:parent-style-name="Default" style:data-style-name="N0">
      <style:table-cell-properties fo:border="thin solid #000000" fo:background-color="#FFFF00"/>
    </style:style>
    <style:style style:name="ce32" style:family="table-cell" style:parent-style-name="Excel_32_Built-in_32_Comma" style:data-style-name="N37">
      <style:table-cell-properties fo:border="thin solid #000000" style:vertical-align="automatic" fo:background-color="transparent" style:cell-protect="protected" style:repeat-content="false"/>
      <style:paragraph-properties fo:text-align="center"/>
      <style:text-properties style:font-name="Calibri" style:font-name-asian="Calibri" style:font-name-complex="Calibri" style:font-family-generic="swiss"/>
    </style:style>
    <style:style style:name="ce33" style:family="table-cell" style:parent-style-name="Default" style:data-style-name="N0">
      <style:table-cell-properties fo:border="thin solid #000000" style:vertical-align="middle" fo:wrap-option="wrap" fo:background-color="transparent" style:rotation-angle="90" style:repeat-content="false"/>
      <style:paragraph-properties fo:text-align="center"/>
    </style:style>
    <style:style style:name="ce34" style:family="table-cell" style:parent-style-name="Default" style:data-style-name="N0">
      <style:table-cell-properties fo:border="thin solid #000000" style:vertical-align="automatic" fo:background-color="#FFFF00" style:repeat-content="false"/>
      <style:paragraph-properties fo:text-align="center"/>
    </style:style>
    <style:style style:name="ce35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0.582083333333333cm"/>
    </style:style>
    <style:style style:name="co3" style:family="table-column">
      <style:table-column-properties fo:break-before="auto" style:column-width="2.460625cm"/>
    </style:style>
    <style:style style:name="co4" style:family="table-column">
      <style:table-column-properties fo:break-before="auto" style:column-width="0.846666666666667cm"/>
    </style:style>
    <style:style style:name="co5" style:family="table-column">
      <style:table-column-properties fo:break-before="auto" style:column-width="7.27604166666667cm"/>
    </style:style>
    <style:style style:name="co6" style:family="table-column">
      <style:table-column-properties fo:break-before="auto" style:column-width="1.64041666666667cm" style:use-optimal-column-width="true"/>
    </style:style>
    <style:style style:name="co7" style:family="table-column">
      <style:table-column-properties fo:break-before="auto" style:column-width="1.87854166666667cm" style:use-optimal-column-width="true"/>
    </style:style>
    <style:style style:name="co8" style:family="table-column">
      <style:table-column-properties fo:break-before="auto" style:column-width="2.09020833333333cm" style:use-optimal-column-width="true"/>
    </style:style>
    <style:style style:name="co9" style:family="table-column">
      <style:table-column-properties fo:break-before="auto" style:column-width="1.93145833333333cm" style:use-optimal-column-width="true"/>
    </style:style>
    <style:style style:name="co10" style:family="table-column">
      <style:table-column-properties fo:break-before="auto" style:column-width="2.24895833333333cm"/>
    </style:style>
    <style:style style:name="co11" style:family="table-column">
      <style:table-column-properties fo:break-before="auto" style:column-width="1.13770833333333cm"/>
    </style:style>
    <style:style style:name="co12" style:family="table-column">
      <style:table-column-properties fo:break-before="auto" style:column-width="2.03729166666667cm"/>
    </style:style>
    <style:style style:name="co13" style:family="table-column">
      <style:table-column-properties fo:break-before="auto" style:column-width="2.83104166666667cm"/>
    </style:style>
    <style:style style:name="co14" style:family="table-column">
      <style:table-column-properties fo:break-before="auto" style:column-width="10.7685416666667cm"/>
    </style:style>
    <style:style style:name="co15" style:family="table-column">
      <style:table-column-properties fo:break-before="auto" style:column-width="2.91041666666667cm" style:use-optimal-column-width="true"/>
    </style:style>
    <style:style style:name="co16" style:family="table-column">
      <style:table-column-properties fo:break-before="auto" style:column-width="1.85208333333333cm" style:use-optimal-column-width="true"/>
    </style:style>
    <style:style style:name="co17" style:family="table-column">
      <style:table-column-properties fo:break-before="auto" style:column-width="2.59291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3.9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1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Examen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ERVICIOS TELCODATA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REVISION DEL CUMPLIMIENTO TRIBUTARIO, IVA Y RETENCIONES</text:p>
          </table:table-cell>
          <table:table-cell table:number-columns-repeated="16383"/>
        </table:table-row>
        <table:table-row table:style-name="ro1">
          <table:table-cell office:value-type="string" table:style-name="ce2">
            <text:p>Al 31 de diciembre del 2020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1">
            <text:p>TRABAJO REALIZADO: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Revisamos las declaraciones mensuales de IVA y retenciones, formularios 103 y 104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Tambien revisamos los comprobantes electronicos de pago de tales declaracione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Confirmamos que los valores declarados se corresponden con los del mayor general (contabilidad)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Conciliamos los importes de ventas declarados mensualmente con el total de ventas del estado de resultados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En nuestro examen individual de costos y gastos revisamos que, para cada muestra seleccionda, se haya calculado y registrado correctamente el porcentaje de retencion de ley</text:p>
          </table:table-cell>
          <table:table-cell table:number-columns-repeated="16383"/>
        </table:table-row>
        <table:table-row table:style-name="ro2">
          <table:table-cell table:number-columns-repeated="16384"/>
        </table:table-row>
        <table:table-row table:style-name="ro3">
          <table:table-cell office:value-type="string" table:style-name="ce1">
            <text:p>CONCLUSIONES:</text:p>
          </table:table-cell>
          <table:table-cell table:number-columns-repeated="16383"/>
        </table:table-row>
        <table:table-row table:style-name="ro3">
          <table:table-cell office:value-type="string" table:style-name="ce1">
            <text:p>Como resultado del examen realizado concluimos que las declaraciones mensuales de IVA y retenciones estan conforme a los registros contables auditados.</text:p>
          </table:table-cell>
          <table:table-cell table:number-columns-repeated="16383"/>
        </table:table-row>
        <table:table-row table:number-rows-repeated="1048563" table:style-name="ro2">
          <table:table-cell table:number-columns-repeated="16384"/>
        </table:table-row>
      </table:table>
      <table:table table:name="IVA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3"/>
        <table:table-column table:style-name="co7" table:number-columns-repeated="2" table:default-cell-style-name="ce3"/>
        <table:table-column table:style-name="co6" table:number-columns-repeated="2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6" table:default-cell-style-name="ce3"/>
        <table:table-column table:style-name="co7" table:number-columns-repeated="2" table:default-cell-style-name="ce3"/>
        <table:table-column table:style-name="co8" table:default-cell-style-name="ce3"/>
        <table:table-column table:style-name="co10" table:number-columns-repeated="47" table:default-cell-style-name="ce1"/>
        <table:table-column table:style-name="co1" table:number-columns-repeated="16320" table:default-cell-style-name="ce1"/>
        <table:table-row table:style-name="ro2">
          <table:table-cell table:number-columns-repeated="16384"/>
        </table:table-row>
        <table:table-row table:style-name="ro3">
          <table:table-cell/>
          <table:table-cell table:number-columns-repeated="2" table:style-name="ce4"/>
          <table:table-cell table:style-name="ce5"/>
          <table:table-cell office:value-type="string" table:style-name="ce6">
            <text:p>Enero</text:p>
          </table:table-cell>
          <table:table-cell office:value-type="string" table:style-name="ce6">
            <text:p>Febrero</text:p>
          </table:table-cell>
          <table:table-cell office:value-type="string" table:style-name="ce6">
            <text:p>Marzo</text:p>
          </table:table-cell>
          <table:table-cell office:value-type="string" table:style-name="ce6">
            <text:p>Abril</text:p>
          </table:table-cell>
          <table:table-cell office:value-type="string" table:style-name="ce6">
            <text:p>Mayo</text:p>
          </table:table-cell>
          <table:table-cell office:value-type="string" table:style-name="ce6">
            <text:p>Junio</text:p>
          </table:table-cell>
          <table:table-cell office:value-type="string" table:style-name="ce6">
            <text:p>Julio</text:p>
          </table:table-cell>
          <table:table-cell office:value-type="string" table:style-name="ce6">
            <text:p>Agosto</text:p>
          </table:table-cell>
          <table:table-cell office:value-type="string" table:style-name="ce6">
            <text:p>Septiembre</text:p>
          </table:table-cell>
          <table:table-cell office:value-type="string" table:style-name="ce6">
            <text:p>Octubre</text:p>
          </table:table-cell>
          <table:table-cell office:value-type="string" table:style-name="ce6">
            <text:p>Noviembre</text:p>
          </table:table-cell>
          <table:table-cell office:value-type="string" table:style-name="ce6">
            <text:p>Diciembre</text:p>
          </table:table-cell>
          <table:table-cell office:value-type="string" table:style-name="ce6">
            <text:p>Total</text:p>
          </table:table-cell>
          <table:table-cell table:number-columns-repeated="16367"/>
        </table:table-row>
        <table:table-row table:style-name="ro3">
          <table:table-cell/>
          <table:table-cell office:value-type="string" table:number-columns-spanned="1" table:number-rows-spanned="5" table:style-name="ce22">
            <text:p>Ventas</text:p>
          </table:table-cell>
          <table:table-cell office:value-type="float" office:value="401" table:style-name="ce7">
            <text:p>401</text:p>
          </table:table-cell>
          <table:table-cell office:value-type="string" table:style-name="ce8">
            <text:p>Valor Bruto de Operaciones</text:p>
          </table:table-cell>
          <table:table-cell office:value-type="float" office:value="0" table:style-name="ce9">
            <text:p>0,00</text:p>
          </table:table-cell>
          <table:table-cell office:value-type="float" office:value="61760" table:style-name="ce10">
            <text:p>61.760,00</text:p>
          </table:table-cell>
          <table:table-cell office:value-type="float" office:value="76800" table:style-name="ce9">
            <text:p>76.80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9">
            <text:p>0,00</text:p>
          </table:table-cell>
          <table:table-cell office:value-type="float" office:value="63500" table:style-name="ce10">
            <text:p>63.500,00</text:p>
          </table:table-cell>
          <table:table-cell office:value-type="float" office:value="47000" table:style-name="ce9">
            <text:p>47.000,00</text:p>
          </table:table-cell>
          <table:table-cell office:value-type="float" office:value="129200" table:style-name="ce10">
            <text:p>129.200,00</text:p>
          </table:table-cell>
          <table:table-cell office:value-type="float" office:value="0" table:style-name="ce9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94000" table:style-name="ce9">
            <text:p>94.000,00</text:p>
          </table:table-cell>
          <table:table-cell office:value-type="float" office:value="74760" table:style-name="ce10">
            <text:p>74.760,00</text:p>
          </table:table-cell>
          <table:table-cell office:value-type="float" office:value="547020" table:formula="of:=SUM([.E3:.P3])" table:style-name="ce10">
            <text:p>547.020,00</text:p>
          </table:table-cell>
          <table:table-cell table:number-columns-repeated="16367"/>
        </table:table-row>
        <table:table-row table:style-name="ro3">
          <table:table-cell/>
          <table:covered-table-cell/>
          <table:table-cell table:style-name="ce7"/>
          <table:table-cell office:value-type="string" table:style-name="ce8">
            <text:p>Valor diferencia entre V. Bruto y V. Neto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style-name="ce10">
            <text:p>0,00</text:p>
          </table:table-cell>
          <table:table-cell office:value-type="float" office:value="0" table:formula="of:=SUM([.E4:.P4])" table:style-name="ce10">
            <text:p>0,00</text:p>
          </table:table-cell>
          <table:table-cell table:number-columns-repeated="16367"/>
        </table:table-row>
        <table:table-row table:style-name="ro1">
          <table:table-cell/>
          <table:covered-table-cell/>
          <table:table-cell office:value-type="float" office:value="411" table:style-name="ce11">
            <text:p>411</text:p>
          </table:table-cell>
          <table:table-cell office:value-type="string" table:style-name="ce12">
            <text:p>Total Ventas y operaciones (tarifa diferente 0)</text:p>
          </table:table-cell>
          <table:table-cell office:value-type="float" office:value="0" table:formula="of:=[.E3]-[.E4]" table:style-name="ce13">
            <text:p>0,00</text:p>
          </table:table-cell>
          <table:table-cell office:value-type="float" office:value="61760" table:formula="of:=[.F3]-[.F4]" table:style-name="ce13">
            <text:p>61.760,00</text:p>
          </table:table-cell>
          <table:table-cell office:value-type="float" office:value="76800" table:formula="of:=[.G3]-[.G4]" table:style-name="ce13">
            <text:p>76.800,00</text:p>
          </table:table-cell>
          <table:table-cell office:value-type="float" office:value="0" table:formula="of:=[.H3]-[.H4]" table:style-name="ce13">
            <text:p>0,00</text:p>
          </table:table-cell>
          <table:table-cell office:value-type="float" office:value="0" table:formula="of:=[.I3]-[.I4]" table:style-name="ce13">
            <text:p>0,00</text:p>
          </table:table-cell>
          <table:table-cell office:value-type="float" office:value="63500" table:formula="of:=[.J3]-[.J4]" table:style-name="ce13">
            <text:p>63.500,00</text:p>
          </table:table-cell>
          <table:table-cell office:value-type="float" office:value="47000" table:formula="of:=[.K3]-[.K4]" table:style-name="ce13">
            <text:p>47.000,00</text:p>
          </table:table-cell>
          <table:table-cell office:value-type="float" office:value="129200" table:formula="of:=[.L3]-[.L4]" table:style-name="ce13">
            <text:p>129.200,00</text:p>
          </table:table-cell>
          <table:table-cell office:value-type="float" office:value="0" table:formula="of:=[.M3]-[.M4]" table:style-name="ce13">
            <text:p>0,00</text:p>
          </table:table-cell>
          <table:table-cell office:value-type="float" office:value="0" table:formula="of:=[.N3]-[.N4]" table:style-name="ce13">
            <text:p>0,00</text:p>
          </table:table-cell>
          <table:table-cell office:value-type="float" office:value="94000" table:formula="of:=[.O3]-[.O4]" table:style-name="ce13">
            <text:p>94.000,00</text:p>
          </table:table-cell>
          <table:table-cell office:value-type="float" office:value="74760" table:formula="of:=[.P3]-[.P4]" table:style-name="ce13">
            <text:p>74.760,00</text:p>
          </table:table-cell>
          <table:table-cell office:value-type="float" office:value="547020" table:formula="of:=SUM([.E5:.P5])" table:style-name="ce14">
            <text:p>547.020,00</text:p>
          </table:table-cell>
          <table:table-cell table:number-columns-repeated="16367"/>
        </table:table-row>
        <table:table-row table:style-name="ro3">
          <table:table-cell/>
          <table:covered-table-cell/>
          <table:table-cell office:value-type="float" office:value="499" table:style-name="ce7">
            <text:p>499</text:p>
          </table:table-cell>
          <table:table-cell office:value-type="string" table:style-name="ce8">
            <text:p>Impuesto Generado</text:p>
          </table:table-cell>
          <table:table-cell office:value-type="float" office:value="0" table:formula="of:=[.E5]*0.12" table:style-name="ce15">
            <text:p>0,00</text:p>
          </table:table-cell>
          <table:table-cell office:value-type="float" office:value="7411.2" table:formula="of:=[.F5]*0.12" table:style-name="ce15">
            <text:p>7.411,20</text:p>
          </table:table-cell>
          <table:table-cell office:value-type="float" office:value="9216" table:formula="of:=[.G5]*0.12" table:style-name="ce15">
            <text:p>9.216,00</text:p>
          </table:table-cell>
          <table:table-cell office:value-type="float" office:value="0" table:formula="of:=[.H5]*0.12" table:style-name="ce15">
            <text:p>0,00</text:p>
          </table:table-cell>
          <table:table-cell office:value-type="float" office:value="0" table:formula="of:=[.I5]*0.12" table:style-name="ce15">
            <text:p>0,00</text:p>
          </table:table-cell>
          <table:table-cell office:value-type="float" office:value="7620" table:formula="of:=[.J5]*0.12" table:style-name="ce15">
            <text:p>7.620,00</text:p>
          </table:table-cell>
          <table:table-cell office:value-type="float" office:value="5640" table:formula="of:=[.K5]*0.12" table:style-name="ce15">
            <text:p>5.640,00</text:p>
          </table:table-cell>
          <table:table-cell office:value-type="float" office:value="15504" table:formula="of:=[.L5]*0.12" table:style-name="ce15">
            <text:p>15.504,00</text:p>
          </table:table-cell>
          <table:table-cell office:value-type="float" office:value="0" table:formula="of:=[.M5]*0.12" table:style-name="ce15">
            <text:p>0,00</text:p>
          </table:table-cell>
          <table:table-cell office:value-type="float" office:value="0" table:formula="of:=[.N5]*0.12" table:style-name="ce15">
            <text:p>0,00</text:p>
          </table:table-cell>
          <table:table-cell office:value-type="float" office:value="11280" table:formula="of:=[.O5]*0.12" table:style-name="ce15">
            <text:p>11.280,00</text:p>
          </table:table-cell>
          <table:table-cell office:value-type="float" office:value="8971.1999999999989" table:formula="of:=[.P5]*0.12" table:style-name="ce15">
            <text:p>8.971,20</text:p>
          </table:table-cell>
          <table:table-cell office:value-type="float" office:value="65642.399999999994" table:formula="of:=SUM([.E6:.P6])" table:style-name="ce10">
            <text:p>65.642,40</text:p>
          </table:table-cell>
          <table:table-cell table:number-columns-repeated="16367"/>
        </table:table-row>
        <table:table-row table:style-name="ro3">
          <table:table-cell/>
          <table:covered-table-cell/>
          <table:table-cell table:style-name="ce7"/>
          <table:table-cell office:value-type="string" table:style-name="ce8">
            <text:p>Total Ventas y operaciones (tarifa 0)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formula="of:=SUM([.E7:.P7])" table:style-name="ce10">
            <text:p>0,00</text:p>
          </table:table-cell>
          <table:table-cell table:number-columns-repeated="16367"/>
        </table:table-row>
        <table:table-row table:style-name="ro3">
          <table:table-cell/>
          <table:table-cell table:number-columns-repeated="2" table:style-name="ce7"/>
          <table:table-cell table:style-name="ce8"/>
          <table:table-cell table:number-columns-repeated="12" table:style-name="ce16"/>
          <table:table-cell table:style-name="ce10"/>
          <table:table-cell table:number-columns-repeated="16367"/>
        </table:table-row>
        <table:table-row table:style-name="ro3">
          <table:table-cell/>
          <table:table-cell table:number-columns-repeated="2" table:style-name="ce7"/>
          <table:table-cell office:value-type="string" table:style-name="ce8">
            <text:p>Valor bruto de Compras</text:p>
          </table:table-cell>
          <table:table-cell office:value-type="float" office:value="6955.05" table:style-name="ce16">
            <text:p>6.955,05</text:p>
          </table:table-cell>
          <table:table-cell office:value-type="float" office:value="50892.66" table:formula="of:=9354.25+41538.41" table:style-name="ce16">
            <text:p>50.892,66</text:p>
          </table:table-cell>
          <table:table-cell office:value-type="float" office:value="58774.1" table:formula="of:=7074.6+51699.5" table:style-name="ce16">
            <text:p>58.774,10</text:p>
          </table:table-cell>
          <table:table-cell office:value-type="float" office:value="6577.09" table:style-name="ce16">
            <text:p>6.577,09</text:p>
          </table:table-cell>
          <table:table-cell office:value-type="float" office:value="7552.09" table:style-name="ce16">
            <text:p>7.552,09</text:p>
          </table:table-cell>
          <table:table-cell office:value-type="float" office:value="97732.22" table:formula="of:=9041.05+88691.17" table:style-name="ce16">
            <text:p>97.732,22</text:p>
          </table:table-cell>
          <table:table-cell office:value-type="float" office:value="81949.09" table:formula="of:=10579.84+71369.25" table:style-name="ce16">
            <text:p>81.949,09</text:p>
          </table:table-cell>
          <table:table-cell office:value-type="float" office:value="7517.43" table:style-name="ce16">
            <text:p>7.517,43</text:p>
          </table:table-cell>
          <table:table-cell office:value-type="float" office:value="6787.95" table:style-name="ce16">
            <text:p>6.787,95</text:p>
          </table:table-cell>
          <table:table-cell office:value-type="float" office:value="6798.31" table:style-name="ce16">
            <text:p>6.798,31</text:p>
          </table:table-cell>
          <table:table-cell office:value-type="float" office:value="142356.76999999999" table:formula="of:=10946.77+131410" table:style-name="ce16">
            <text:p>142.356,77</text:p>
          </table:table-cell>
          <table:table-cell office:value-type="float" office:value="6009.76" table:style-name="ce16">
            <text:p>6.009,76</text:p>
          </table:table-cell>
          <table:table-cell office:value-type="float" office:value="479902.52" table:formula="of:=SUM([.E9:.P9])" table:style-name="ce10">
            <text:p>479.902,52</text:p>
          </table:table-cell>
          <table:table-cell table:number-columns-repeated="16367"/>
        </table:table-row>
        <table:table-row table:style-name="ro3">
          <table:table-cell/>
          <table:table-cell table:number-columns-repeated="2" table:style-name="ce7"/>
          <table:table-cell office:value-type="string" table:style-name="ce8">
            <text:p>Valor diferencia entre V. Bruto y V. Neto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780.39999999999964" table:formula="of:=10579.84-9799.44" table:style-name="ce16">
            <text:p>780,4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780.39999999999964" table:formula="of:=SUM([.E10:.P10])" table:style-name="ce10">
            <text:p>780,40</text:p>
          </table:table-cell>
          <table:table-cell table:number-columns-repeated="16367"/>
        </table:table-row>
        <table:table-row table:style-name="ro3">
          <table:table-cell/>
          <table:table-cell office:value-type="string" table:number-columns-spanned="1" table:number-rows-spanned="3" table:style-name="ce22">
            <text:p>Gastos</text:p>
          </table:table-cell>
          <table:table-cell office:value-type="float" office:value="509" table:style-name="ce7">
            <text:p>509</text:p>
          </table:table-cell>
          <table:table-cell office:value-type="string" table:style-name="ce12">
            <text:p>Total de Adquisiciones y Pagos</text:p>
          </table:table-cell>
          <table:table-cell office:value-type="float" office:value="6955.05" table:formula="of:=[.E9]-[.E10]" table:style-name="ce17">
            <text:p>6.955,05</text:p>
          </table:table-cell>
          <table:table-cell office:value-type="float" office:value="50892.66" table:formula="of:=[.F9]-[.F10]" table:style-name="ce17">
            <text:p>50.892,66</text:p>
          </table:table-cell>
          <table:table-cell office:value-type="float" office:value="58774.1" table:formula="of:=[.G9]-[.G10]" table:style-name="ce17">
            <text:p>58.774,10</text:p>
          </table:table-cell>
          <table:table-cell office:value-type="float" office:value="6577.09" table:formula="of:=[.H9]-[.H10]" table:style-name="ce17">
            <text:p>6.577,09</text:p>
          </table:table-cell>
          <table:table-cell office:value-type="float" office:value="7552.09" table:formula="of:=[.I9]-[.I10]" table:style-name="ce17">
            <text:p>7.552,09</text:p>
          </table:table-cell>
          <table:table-cell office:value-type="float" office:value="97732.22" table:formula="of:=[.J9]-[.J10]" table:style-name="ce17">
            <text:p>97.732,22</text:p>
          </table:table-cell>
          <table:table-cell office:value-type="float" office:value="81168.69" table:formula="of:=[.K9]-[.K10]" table:style-name="ce17">
            <text:p>81.168,69</text:p>
          </table:table-cell>
          <table:table-cell office:value-type="float" office:value="7517.43" table:formula="of:=[.L9]-[.L10]" table:style-name="ce17">
            <text:p>7.517,43</text:p>
          </table:table-cell>
          <table:table-cell office:value-type="float" office:value="6787.95" table:formula="of:=[.M9]-[.M10]" table:style-name="ce17">
            <text:p>6.787,95</text:p>
          </table:table-cell>
          <table:table-cell office:value-type="float" office:value="6798.31" table:formula="of:=[.N9]-[.N10]" table:style-name="ce17">
            <text:p>6.798,31</text:p>
          </table:table-cell>
          <table:table-cell office:value-type="float" office:value="142356.76999999999" table:formula="of:=[.O9]-[.O10]" table:style-name="ce17">
            <text:p>142.356,77</text:p>
          </table:table-cell>
          <table:table-cell office:value-type="float" office:value="6009.76" table:formula="of:=[.P9]-[.P10]" table:style-name="ce17">
            <text:p>6.009,76</text:p>
          </table:table-cell>
          <table:table-cell office:value-type="float" office:value="479122.12" table:formula="of:=SUM([.E11:.P11])" table:style-name="ce17">
            <text:p>479.122,12</text:p>
          </table:table-cell>
          <table:table-cell table:number-columns-repeated="16367"/>
        </table:table-row>
        <table:table-row table:style-name="ro3">
          <table:table-cell/>
          <table:covered-table-cell/>
          <table:table-cell office:value-type="float" office:value="529" table:style-name="ce7">
            <text:p>529</text:p>
          </table:table-cell>
          <table:table-cell office:value-type="string" table:style-name="ce8">
            <text:p>Impuesto Generado</text:p>
          </table:table-cell>
          <table:table-cell office:value-type="float" office:value="834.60599999999999" table:formula="of:=[.E11]*0.12" table:style-name="ce15">
            <text:p>834,61</text:p>
          </table:table-cell>
          <table:table-cell office:value-type="float" office:value="6107.1192000000001" table:formula="of:=[.F11]*0.12" table:style-name="ce15">
            <text:p>6.107,12</text:p>
          </table:table-cell>
          <table:table-cell office:value-type="float" office:value="7052.8919999999998" table:formula="of:=[.G11]*0.12" table:style-name="ce15">
            <text:p>7.052,89</text:p>
          </table:table-cell>
          <table:table-cell office:value-type="float" office:value="789.25080000000003" table:formula="of:=[.H11]*0.12" table:style-name="ce15">
            <text:p>789,25</text:p>
          </table:table-cell>
          <table:table-cell office:value-type="float" office:value="906.25080000000003" table:formula="of:=[.I11]*0.12" table:style-name="ce15">
            <text:p>906,25</text:p>
          </table:table-cell>
          <table:table-cell office:value-type="float" office:value="11727.866399999999" table:formula="of:=[.J11]*0.12" table:style-name="ce15">
            <text:p>11.727,87</text:p>
          </table:table-cell>
          <table:table-cell office:value-type="float" office:value="9740.2428" table:formula="of:=[.K11]*0.12" table:style-name="ce15">
            <text:p>9.740,24</text:p>
          </table:table-cell>
          <table:table-cell office:value-type="float" office:value="902.09159999999997" table:formula="of:=[.L11]*0.12" table:style-name="ce15">
            <text:p>902,09</text:p>
          </table:table-cell>
          <table:table-cell office:value-type="float" office:value="814.55399999999997" table:formula="of:=[.M11]*0.12" table:style-name="ce15">
            <text:p>814,55</text:p>
          </table:table-cell>
          <table:table-cell office:value-type="float" office:value="815.79719999999998" table:formula="of:=[.N11]*0.12" table:style-name="ce15">
            <text:p>815,80</text:p>
          </table:table-cell>
          <table:table-cell office:value-type="float" office:value="17082.812399999999" table:formula="of:=[.O11]*0.12" table:style-name="ce15">
            <text:p>17.082,81</text:p>
          </table:table-cell>
          <table:table-cell office:value-type="float" office:value="721.1712" table:formula="of:=[.P11]*0.12" table:style-name="ce15">
            <text:p>721,17</text:p>
          </table:table-cell>
          <table:table-cell office:value-type="float" office:value="57494.654399999999" table:formula="of:=SUM([.E12:.P12])" table:style-name="ce16">
            <text:p>57.494,65</text:p>
          </table:table-cell>
          <table:table-cell table:number-columns-repeated="16367"/>
        </table:table-row>
        <table:table-row table:style-name="ro3">
          <table:table-cell/>
          <table:covered-table-cell/>
          <table:table-cell office:value-type="float" office:value="507" table:style-name="ce7">
            <text:p>507</text:p>
          </table:table-cell>
          <table:table-cell office:value-type="string" table:style-name="ce8">
            <text:p>Total de Adquisiciones y Pagos (tarifa 0)</text:p>
          </table:table-cell>
          <table:table-cell office:value-type="float" office:value="0" table:style-name="ce16">
            <text:p>0,00</text:p>
          </table:table-cell>
          <table:table-cell office:value-type="float" office:value="200" table:style-name="ce16">
            <text:p>200,00</text:p>
          </table:table-cell>
          <table:table-cell office:value-type="float" office:value="200" table:style-name="ce16">
            <text:p>20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1880" table:style-name="ce16">
            <text:p>1.880,00</text:p>
          </table:table-cell>
          <table:table-cell office:value-type="float" office:value="2395" table:style-name="ce16">
            <text:p>2.395,00</text:p>
          </table:table-cell>
          <table:table-cell office:value-type="float" office:value="200" table:style-name="ce16">
            <text:p>200,00</text:p>
          </table:table-cell>
          <table:table-cell office:value-type="float" office:value="22" table:style-name="ce16">
            <text:p>22,00</text:p>
          </table:table-cell>
          <table:table-cell office:value-type="float" office:value="0" table:style-name="ce16">
            <text:p>0,00</text:p>
          </table:table-cell>
          <table:table-cell office:value-type="float" office:value="10960" table:style-name="ce16">
            <text:p>10.960,00</text:p>
          </table:table-cell>
          <table:table-cell office:value-type="float" office:value="0" table:style-name="ce16">
            <text:p>0,00</text:p>
          </table:table-cell>
          <table:table-cell office:value-type="float" office:value="15857" table:formula="of:=SUM([.E13:.P13])" table:style-name="ce16">
            <text:p>15.857,00</text:p>
          </table:table-cell>
          <table:table-cell table:number-columns-repeated="16367"/>
        </table:table-row>
        <table:table-row table:style-name="ro3">
          <table:table-cell/>
          <table:table-cell table:number-columns-repeated="2" table:style-name="ce7"/>
          <table:table-cell table:style-name="ce8"/>
          <table:table-cell table:number-columns-repeated="13" table:style-name="ce16"/>
          <table:table-cell table:number-columns-repeated="16367"/>
        </table:table-row>
        <table:table-row table:style-name="ro3">
          <table:table-cell/>
          <table:table-cell table:style-name="ce7"/>
          <table:table-cell office:value-type="float" office:value="563" table:style-name="ce7">
            <text:p>563</text:p>
          </table:table-cell>
          <table:table-cell office:value-type="string" table:style-name="ce8">
            <text:p>Factor de Proporcionalidad</text:p>
          </table:table-cell>
          <table:table-cell office:value-type="float" office:value="1" table:style-name="ce16">
            <text:p>1,00</text:p>
          </table:table-cell>
          <table:table-cell office:value-type="float" office:value="1" table:style-name="ce16">
            <text:p>1,00</text:p>
          </table:table-cell>
          <table:table-cell office:value-type="float" office:value="1" table:style-name="ce16">
            <text:p>1,00</text:p>
          </table:table-cell>
          <table:table-cell office:value-type="float" office:value="1" table:style-name="ce16">
            <text:p>1,00</text:p>
          </table:table-cell>
          <table:table-cell office:value-type="float" office:value="1" table:style-name="ce16">
            <text:p>1,00</text:p>
          </table:table-cell>
          <table:table-cell office:value-type="float" office:value="1" table:style-name="ce16">
            <text:p>1,00</text:p>
          </table:table-cell>
          <table:table-cell office:value-type="float" office:value="1" table:style-name="ce16">
            <text:p>1,00</text:p>
          </table:table-cell>
          <table:table-cell office:value-type="float" office:value="1" table:style-name="ce16">
            <text:p>1,00</text:p>
          </table:table-cell>
          <table:table-cell office:value-type="float" office:value="1" table:style-name="ce16">
            <text:p>1,00</text:p>
          </table:table-cell>
          <table:table-cell office:value-type="float" office:value="1" table:style-name="ce16">
            <text:p>1,00</text:p>
          </table:table-cell>
          <table:table-cell office:value-type="float" office:value="1" table:style-name="ce16">
            <text:p>1,00</text:p>
          </table:table-cell>
          <table:table-cell office:value-type="float" office:value="1" table:style-name="ce16">
            <text:p>1,00</text:p>
          </table:table-cell>
          <table:table-cell table:style-name="ce16"/>
          <table:table-cell table:number-columns-repeated="16367"/>
        </table:table-row>
        <table:table-row table:style-name="ro3">
          <table:table-cell/>
          <table:table-cell table:style-name="ce7"/>
          <table:table-cell office:value-type="float" office:value="564" table:style-name="ce7">
            <text:p>564</text:p>
          </table:table-cell>
          <table:table-cell office:value-type="string" table:style-name="ce8">
            <text:p>Credito Tributario aplicable para este periodo</text:p>
          </table:table-cell>
          <table:table-cell office:value-type="float" office:value="834.60599999999999" table:formula="of:=[.E12]*[.E15]" table:style-name="ce16">
            <text:p>834,61</text:p>
          </table:table-cell>
          <table:table-cell office:value-type="float" office:value="6107.1192000000001" table:formula="of:=[.F12]*[.F15]" table:style-name="ce16">
            <text:p>6.107,12</text:p>
          </table:table-cell>
          <table:table-cell office:value-type="float" office:value="7052.8919999999998" table:formula="of:=[.G12]*[.G15]" table:style-name="ce16">
            <text:p>7.052,89</text:p>
          </table:table-cell>
          <table:table-cell office:value-type="float" office:value="789.25080000000003" table:formula="of:=[.H12]*[.H15]" table:style-name="ce16">
            <text:p>789,25</text:p>
          </table:table-cell>
          <table:table-cell office:value-type="float" office:value="906.25080000000003" table:formula="of:=[.I12]*[.I15]" table:style-name="ce16">
            <text:p>906,25</text:p>
          </table:table-cell>
          <table:table-cell office:value-type="float" office:value="11727.866399999999" table:formula="of:=[.J12]*[.J15]" table:style-name="ce16">
            <text:p>11.727,87</text:p>
          </table:table-cell>
          <table:table-cell office:value-type="float" office:value="9740.2428" table:formula="of:=[.K12]*[.K15]" table:style-name="ce16">
            <text:p>9.740,24</text:p>
          </table:table-cell>
          <table:table-cell office:value-type="float" office:value="902.09159999999997" table:formula="of:=[.L12]*[.L15]" table:style-name="ce16">
            <text:p>902,09</text:p>
          </table:table-cell>
          <table:table-cell office:value-type="float" office:value="814.55399999999997" table:formula="of:=[.M12]*[.M15]" table:style-name="ce16">
            <text:p>814,55</text:p>
          </table:table-cell>
          <table:table-cell office:value-type="float" office:value="815.79719999999998" table:formula="of:=[.N12]*[.N15]" table:style-name="ce16">
            <text:p>815,80</text:p>
          </table:table-cell>
          <table:table-cell office:value-type="float" office:value="17082.812399999999" table:formula="of:=[.O12]*[.O15]" table:style-name="ce16">
            <text:p>17.082,81</text:p>
          </table:table-cell>
          <table:table-cell office:value-type="float" office:value="721.1712" table:formula="of:=[.P12]*[.P15]" table:style-name="ce16">
            <text:p>721,17</text:p>
          </table:table-cell>
          <table:table-cell office:value-type="float" office:value="57494.654399999999" table:formula="of:=SUM([.E16:.P16])" table:style-name="ce16">
            <text:p>57.494,65</text:p>
          </table:table-cell>
          <table:table-cell table:number-columns-repeated="16367"/>
        </table:table-row>
        <table:table-row table:style-name="ro3">
          <table:table-cell/>
          <table:table-cell table:style-name="ce7"/>
          <table:table-cell office:value-type="float" office:value="601" table:style-name="ce7">
            <text:p>601</text:p>
          </table:table-cell>
          <table:table-cell office:value-type="string" table:style-name="ce8">
            <text:p>Impuesto Causado</text:p>
          </table:table-cell>
          <table:table-cell office:value-type="float" office:value="0" table:formula="of:=IF(([.E6]-[.E12])&gt;0;[.E6]-[.E12];0)" table:style-name="ce16">
            <text:p>0,00</text:p>
          </table:table-cell>
          <table:table-cell office:value-type="float" office:value="1304.0807999999997" table:formula="of:=IF(([.F6]-[.F12])&gt;0;[.F6]-[.F12];0)" table:style-name="ce16">
            <text:p>1.304,08</text:p>
          </table:table-cell>
          <table:table-cell office:value-type="float" office:value="2163.1080000000002" table:formula="of:=IF(([.G6]-[.G12])&gt;0;[.G6]-[.G12];0)" table:style-name="ce16">
            <text:p>2.163,11</text:p>
          </table:table-cell>
          <table:table-cell office:value-type="float" office:value="0" table:formula="of:=IF(([.H6]-[.H12])&gt;0;[.H6]-[.H12];0)" table:style-name="ce16">
            <text:p>0,00</text:p>
          </table:table-cell>
          <table:table-cell office:value-type="float" office:value="0" table:formula="of:=IF(([.I6]-[.I12])&gt;0;[.I6]-[.I12];0)" table:style-name="ce16">
            <text:p>0,00</text:p>
          </table:table-cell>
          <table:table-cell office:value-type="float" office:value="0" table:formula="of:=IF(([.J6]-[.J12])&gt;0;[.J6]-[.J12];0)" table:style-name="ce16">
            <text:p>0,00</text:p>
          </table:table-cell>
          <table:table-cell office:value-type="float" office:value="0" table:formula="of:=IF(([.K6]-[.K12])&gt;0;[.K6]-[.K12];0)" table:style-name="ce16">
            <text:p>0,00</text:p>
          </table:table-cell>
          <table:table-cell office:value-type="float" office:value="14601.9084" table:formula="of:=IF(([.L6]-[.L12])&gt;0;[.L6]-[.L12];0)" table:style-name="ce16">
            <text:p>14.601,91</text:p>
          </table:table-cell>
          <table:table-cell office:value-type="float" office:value="0" table:formula="of:=IF(([.M6]-[.M12])&gt;0;[.M6]-[.M12];0)" table:style-name="ce16">
            <text:p>0,00</text:p>
          </table:table-cell>
          <table:table-cell office:value-type="float" office:value="0" table:formula="of:=IF(([.N6]-[.N12])&gt;0;[.N6]-[.N12];0)" table:style-name="ce16">
            <text:p>0,00</text:p>
          </table:table-cell>
          <table:table-cell office:value-type="float" office:value="0" table:formula="of:=IF(([.O6]-[.O12])&gt;0;[.O6]-[.O12];0)" table:style-name="ce16">
            <text:p>0,00</text:p>
          </table:table-cell>
          <table:table-cell office:value-type="float" office:value="8250.0287999999982" table:formula="of:=IF(([.P6]-[.P12])&gt;0;[.P6]-[.P12];0)" table:style-name="ce16">
            <text:p>8.250,03</text:p>
          </table:table-cell>
          <table:table-cell office:value-type="float" office:value="26319.125999999997" table:formula="of:=SUM([.E17:.P17])" table:style-name="ce16">
            <text:p>26.319,13</text:p>
          </table:table-cell>
          <table:table-cell table:number-columns-repeated="16367"/>
        </table:table-row>
        <table:table-row table:style-name="ro3">
          <table:table-cell/>
          <table:table-cell table:style-name="ce7"/>
          <table:table-cell office:value-type="float" office:value="602" table:style-name="ce7">
            <text:p>602</text:p>
          </table:table-cell>
          <table:table-cell office:value-type="string" table:style-name="ce8">
            <text:p>Credito Tributario aplicable para este periodo</text:p>
          </table:table-cell>
          <table:table-cell office:value-type="float" office:value="834.60599999999999" table:formula="of:=IF(([.E6]-[.E12])&lt;0;[.E12]-[.E6];0)" table:style-name="ce16">
            <text:p>834,61</text:p>
          </table:table-cell>
          <table:table-cell office:value-type="float" office:value="0" table:formula="of:=IF(([.F6]-[.F12])&lt;0;[.F12]-[.F6];0)" table:style-name="ce16">
            <text:p>0,00</text:p>
          </table:table-cell>
          <table:table-cell office:value-type="float" office:value="0" table:formula="of:=IF(([.G6]-[.G12])&lt;0;[.G12]-[.G6];0)" table:style-name="ce16">
            <text:p>0,00</text:p>
          </table:table-cell>
          <table:table-cell office:value-type="float" office:value="789.25080000000003" table:formula="of:=IF(([.H6]-[.H12])&lt;0;[.H12]-[.H6];0)" table:style-name="ce16">
            <text:p>789,25</text:p>
          </table:table-cell>
          <table:table-cell office:value-type="float" office:value="906.25080000000003" table:formula="of:=IF(([.I6]-[.I12])&lt;0;[.I12]-[.I6];0)" table:style-name="ce16">
            <text:p>906,25</text:p>
          </table:table-cell>
          <table:table-cell office:value-type="float" office:value="4107.866399999999" table:formula="of:=IF(([.J6]-[.J12])&lt;0;[.J12]-[.J6];0)" table:style-name="ce16">
            <text:p>4.107,87</text:p>
          </table:table-cell>
          <table:table-cell office:value-type="float" office:value="4100.2428" table:formula="of:=IF(([.K6]-[.K12])&lt;0;[.K12]-[.K6];0)" table:style-name="ce16">
            <text:p>4.100,24</text:p>
          </table:table-cell>
          <table:table-cell office:value-type="float" office:value="0" table:formula="of:=IF(([.L6]-[.L12])&lt;0;[.L12]-[.L6];0)" table:style-name="ce16">
            <text:p>0,00</text:p>
          </table:table-cell>
          <table:table-cell office:value-type="float" office:value="814.55399999999997" table:formula="of:=IF(([.M6]-[.M12])&lt;0;[.M12]-[.M6];0)" table:style-name="ce16">
            <text:p>814,55</text:p>
          </table:table-cell>
          <table:table-cell office:value-type="float" office:value="815.79719999999998" table:formula="of:=IF(([.N6]-[.N12])&lt;0;[.N12]-[.N6];0)" table:style-name="ce16">
            <text:p>815,80</text:p>
          </table:table-cell>
          <table:table-cell office:value-type="float" office:value="5802.8123999999989" table:formula="of:=IF(([.O6]-[.O12])&lt;0;[.O12]-[.O6];0)" table:style-name="ce16">
            <text:p>5.802,81</text:p>
          </table:table-cell>
          <table:table-cell office:value-type="float" office:value="0" table:formula="of:=IF(([.P6]-[.P12])&lt;0;[.P12]-[.P6];0)" table:style-name="ce16">
            <text:p>0,00</text:p>
          </table:table-cell>
          <table:table-cell office:value-type="float" office:value="18171.380399999998" table:formula="of:=SUM([.E18:.P18])" table:style-name="ce16">
            <text:p>18.171,38</text:p>
          </table:table-cell>
          <table:table-cell table:number-columns-repeated="16367"/>
        </table:table-row>
        <table:table-row table:style-name="ro3">
          <table:table-cell/>
          <table:table-cell table:number-columns-repeated="2" table:style-name="ce7"/>
          <table:table-cell table:style-name="ce8"/>
          <table:table-cell table:number-columns-repeated="13" table:style-name="ce16"/>
          <table:table-cell table:number-columns-repeated="16367"/>
        </table:table-row>
        <table:table-row table:style-name="ro3">
          <table:table-cell/>
          <table:table-cell office:value-type="string" table:number-columns-spanned="1" table:number-rows-spanned="3" table:style-name="ce22">
            <text:p>Impuestos</text:p>
          </table:table-cell>
          <table:table-cell table:style-name="ce7"/>
          <table:table-cell office:value-type="string" table:style-name="ce8">
            <text:p>Saldo de Credito Tributario para el mes anterior</text:p>
          </table:table-cell>
          <table:table-cell office:value-type="float" office:value="1040.4000000000001" table:style-name="ce16">
            <text:p>1.040,40</text:p>
          </table:table-cell>
          <table:table-cell office:value-type="float" office:value="1875.0060000000001" table:formula="of:=IF([.E21]&lt;0;0;[.E21])" table:style-name="ce16">
            <text:p>1.875,01</text:p>
          </table:table-cell>
          <table:table-cell office:value-type="float" office:value="570.92520000000036" table:formula="of:=IF([.F21]&lt;0;0;[.F21])" table:style-name="ce16">
            <text:p>570,93</text:p>
          </table:table-cell>
          <table:table-cell office:value-type="float" office:value="0" table:formula="of:=IF([.G21]&lt;0;0;[.G21])" table:style-name="ce16">
            <text:p>0,00</text:p>
          </table:table-cell>
          <table:table-cell office:value-type="float" office:value="789.25080000000003" table:formula="of:=IF([.H21]&lt;0;0;[.H21])" table:style-name="ce16">
            <text:p>789,25</text:p>
          </table:table-cell>
          <table:table-cell office:value-type="float" office:value="1695.5016000000001" table:formula="of:=IF([.I21]&lt;0;0;[.I21])" table:style-name="ce16">
            <text:p>1.695,50</text:p>
          </table:table-cell>
          <table:table-cell office:value-type="float" office:value="5803.3679999999986" table:formula="of:=IF([.J21]&lt;0;0;[.J21])" table:style-name="ce16">
            <text:p>5.803,37</text:p>
          </table:table-cell>
          <table:table-cell office:value-type="float" office:value="9903.6107999999986" table:formula="of:=IF([.K21]&lt;0;0;[.K21])" table:style-name="ce16">
            <text:p>9.903,61</text:p>
          </table:table-cell>
          <table:table-cell office:value-type="float" office:value="0" table:formula="of:=IF([.L21]&lt;0;0;[.L21])" table:style-name="ce16">
            <text:p>0,00</text:p>
          </table:table-cell>
          <table:table-cell office:value-type="float" office:value="814.55399999999997" table:formula="of:=IF([.M21]&lt;0;0;[.M21])" table:style-name="ce16">
            <text:p>814,55</text:p>
          </table:table-cell>
          <table:table-cell office:value-type="float" office:value="1630.3512000000001" table:formula="of:=IF([.N21]&lt;0;0;[.N21])" table:style-name="ce16">
            <text:p>1.630,35</text:p>
          </table:table-cell>
          <table:table-cell office:value-type="float" office:value="7433.163599999999" table:formula="of:=IF([.O21]&lt;0;0;[.O21])" table:style-name="ce16">
            <text:p>7.433,16</text:p>
          </table:table-cell>
          <table:table-cell table:style-name="ce16"/>
          <table:table-cell table:number-columns-repeated="16367"/>
        </table:table-row>
        <table:table-row table:style-name="ro3">
          <table:table-cell/>
          <table:covered-table-cell/>
          <table:table-cell table:style-name="ce7"/>
          <table:table-cell office:value-type="string" table:style-name="ce8">
            <text:p>Saldo de Credito Tributario para el Proximo Mes</text:p>
          </table:table-cell>
          <table:table-cell office:value-type="float" office:value="1875.0060000000001" table:formula="of:=[.E20]+[.E18]-[.E17]" table:style-name="ce19">
            <text:p>1.875,01</text:p>
          </table:table-cell>
          <table:table-cell office:value-type="float" office:value="570.92520000000036" table:formula="of:=[.F20]+[.F18]-[.F17]" table:style-name="ce19">
            <text:p>570,93</text:p>
          </table:table-cell>
          <table:table-cell office:value-type="float" office:value="-1592.1827999999998" table:formula="of:=[.G20]+[.G18]-[.G17]" table:style-name="ce19">
            <text:p>-1.592,18</text:p>
          </table:table-cell>
          <table:table-cell office:value-type="float" office:value="789.25080000000003" table:formula="of:=[.H20]+[.H18]-[.H17]" table:style-name="ce19">
            <text:p>789,25</text:p>
          </table:table-cell>
          <table:table-cell office:value-type="float" office:value="1695.5016000000001" table:formula="of:=[.I20]+[.I18]-[.I17]" table:style-name="ce19">
            <text:p>1.695,50</text:p>
          </table:table-cell>
          <table:table-cell office:value-type="float" office:value="5803.3679999999986" table:formula="of:=[.J20]+[.J18]-[.J17]" table:style-name="ce19">
            <text:p>5.803,37</text:p>
          </table:table-cell>
          <table:table-cell office:value-type="float" office:value="9903.6107999999986" table:formula="of:=[.K20]+[.K18]-[.K17]" table:style-name="ce19">
            <text:p>9.903,61</text:p>
          </table:table-cell>
          <table:table-cell office:value-type="float" office:value="-4698.2976000000017" table:formula="of:=[.L20]+[.L18]-[.L17]" table:style-name="ce19">
            <text:p>-4.698,30</text:p>
          </table:table-cell>
          <table:table-cell office:value-type="float" office:value="814.55399999999997" table:formula="of:=[.M20]+[.M18]-[.M17]" table:style-name="ce19">
            <text:p>814,55</text:p>
          </table:table-cell>
          <table:table-cell office:value-type="float" office:value="1630.3512000000001" table:formula="of:=[.N20]+[.N18]-[.N17]" table:style-name="ce19">
            <text:p>1.630,35</text:p>
          </table:table-cell>
          <table:table-cell office:value-type="float" office:value="7433.163599999999" table:formula="of:=[.O20]+[.O18]-[.O17]" table:style-name="ce19">
            <text:p>7.433,16</text:p>
          </table:table-cell>
          <table:table-cell office:value-type="float" office:value="-816.86519999999928" table:formula="of:=[.P20]+[.P18]-[.P17]" table:style-name="ce19">
            <text:p>-816,87</text:p>
          </table:table-cell>
          <table:table-cell table:style-name="ce19"/>
          <table:table-cell table:number-columns-repeated="16367"/>
        </table:table-row>
        <table:table-row table:style-name="ro3">
          <table:table-cell/>
          <table:covered-table-cell/>
          <table:table-cell table:style-name="ce7"/>
          <table:table-cell office:value-type="string" table:style-name="ce8">
            <text:p>Total de Impuesto a Pagar por Recepcion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table:style-name="ce16"/>
          <table:table-cell table:number-columns-repeated="16367"/>
        </table:table-row>
        <table:table-row table:style-name="ro3">
          <table:table-cell/>
          <table:table-cell table:number-columns-repeated="2" table:style-name="ce7"/>
          <table:table-cell table:style-name="ce8"/>
          <table:table-cell table:number-columns-repeated="13" table:style-name="ce16"/>
          <table:table-cell table:number-columns-repeated="16367"/>
        </table:table-row>
        <table:table-row table:style-name="ro3">
          <table:table-cell/>
          <table:table-cell office:value-type="string" table:number-columns-spanned="1" table:number-rows-spanned="4" table:style-name="ce23">
            <text:p>Retenciones</text:p>
            <text:p>Recibidas</text:p>
          </table:table-cell>
          <table:table-cell table:style-name="ce7"/>
          <table:table-cell office:value-type="string" table:style-name="ce8">
            <text:p>Retenciones efectuadas en este periodo</text:p>
          </table:table-cell>
          <table:table-cell office:value-type="float" office:value="0" table:style-name="ce16">
            <text:p>0,00</text:p>
          </table:table-cell>
          <table:table-cell office:value-type="float" office:value="2223.36" table:style-name="ce16">
            <text:p>2.223,36</text:p>
          </table:table-cell>
          <table:table-cell office:value-type="float" office:value="2764.8" table:style-name="ce16">
            <text:p>2.764,8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2286" table:style-name="ce16">
            <text:p>2.286,00</text:p>
          </table:table-cell>
          <table:table-cell office:value-type="float" office:value="1692" table:style-name="ce16">
            <text:p>1.692,00</text:p>
          </table:table-cell>
          <table:table-cell office:value-type="float" office:value="4651.2" table:style-name="ce16">
            <text:p>4.651,2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3384" table:style-name="ce16">
            <text:p>3.384,00</text:p>
          </table:table-cell>
          <table:table-cell office:value-type="float" office:value="2691.36" table:style-name="ce16">
            <text:p>2.691,36</text:p>
          </table:table-cell>
          <table:table-cell office:value-type="float" office:value="19692.72" table:formula="of:=SUM([.E24:.P24])" table:style-name="ce16">
            <text:p>19.692,72</text:p>
          </table:table-cell>
          <table:table-cell table:number-columns-repeated="16367"/>
        </table:table-row>
        <table:table-row table:style-name="ro3">
          <table:table-cell/>
          <table:covered-table-cell/>
          <table:table-cell table:style-name="ce7"/>
          <table:table-cell office:value-type="string" table:style-name="ce8">
            <text:p>Saldo de Credito Tributario para el mes anterior</text:p>
          </table:table-cell>
          <table:table-cell office:value-type="float" office:value="73475" table:style-name="ce16">
            <text:p>73.475,00</text:p>
          </table:table-cell>
          <table:table-cell office:value-type="float" office:value="73475" table:formula="of:=[.E26]" table:style-name="ce16">
            <text:p>73.475,00</text:p>
          </table:table-cell>
          <table:table-cell office:value-type="float" office:value="75698.36" table:formula="of:=[.F26]" table:style-name="ce16">
            <text:p>75.698,36</text:p>
          </table:table-cell>
          <table:table-cell office:value-type="float" office:value="76870.977200000008" table:formula="of:=[.G26]" table:style-name="ce16">
            <text:p>76.870,98</text:p>
          </table:table-cell>
          <table:table-cell office:value-type="float" office:value="76870.977200000008" table:formula="of:=[.H26]" table:style-name="ce16">
            <text:p>76.870,98</text:p>
          </table:table-cell>
          <table:table-cell office:value-type="float" office:value="76870.977200000008" table:formula="of:=[.I26]" table:style-name="ce16">
            <text:p>76.870,98</text:p>
          </table:table-cell>
          <table:table-cell office:value-type="float" office:value="79156.977200000008" table:formula="of:=[.J26]" table:style-name="ce16">
            <text:p>79.156,98</text:p>
          </table:table-cell>
          <table:table-cell office:value-type="float" office:value="80848.977200000008" table:formula="of:=[.K26]" table:style-name="ce16">
            <text:p>80.848,98</text:p>
          </table:table-cell>
          <table:table-cell office:value-type="float" office:value="80801.8796" table:formula="of:=[.L26]" table:style-name="ce16">
            <text:p>80.801,88</text:p>
          </table:table-cell>
          <table:table-cell office:value-type="float" office:value="80801.8796" table:formula="of:=[.M26]" table:style-name="ce16">
            <text:p>80.801,88</text:p>
          </table:table-cell>
          <table:table-cell office:value-type="float" office:value="80801.8796" table:formula="of:=[.N26]" table:style-name="ce18">
            <text:p>80.801,88</text:p>
          </table:table-cell>
          <table:table-cell office:value-type="float" office:value="84185.8796" table:formula="of:=[.O26]" table:style-name="ce18">
            <text:p>84.185,88</text:p>
          </table:table-cell>
          <table:table-cell table:style-name="ce16"/>
          <table:table-cell table:number-columns-repeated="16367"/>
        </table:table-row>
        <table:table-row table:style-name="ro3">
          <table:table-cell/>
          <table:covered-table-cell/>
          <table:table-cell table:style-name="ce7"/>
          <table:table-cell office:value-type="string" table:style-name="ce8">
            <text:p>Saldo de Credito Tributario para el Proximo Mes</text:p>
          </table:table-cell>
          <table:table-cell office:value-type="float" office:value="73475" table:formula="of:=IF([.E21]&lt;0;[.E25]+[.E24]+[.E21];[.E25]+[.E24])" table:style-name="ce19">
            <text:p>73.475,00</text:p>
          </table:table-cell>
          <table:table-cell office:value-type="float" office:value="75698.36" table:formula="of:=IF([.F21]&lt;0;[.F25]+[.F24]+[.F21];[.F25]+[.F24])" table:style-name="ce19">
            <text:p>75.698,36</text:p>
          </table:table-cell>
          <table:table-cell office:value-type="float" office:value="76870.977200000008" table:formula="of:=IF([.G21]&lt;0;[.G25]+[.G24]+[.G21];[.G25]+[.G24])" table:style-name="ce19">
            <text:p>76.870,98</text:p>
          </table:table-cell>
          <table:table-cell office:value-type="float" office:value="76870.977200000008" table:formula="of:=IF([.H21]&lt;0;[.H25]+[.H24]+[.H21];[.H25]+[.H24])" table:style-name="ce19">
            <text:p>76.870,98</text:p>
          </table:table-cell>
          <table:table-cell office:value-type="float" office:value="76870.977200000008" table:formula="of:=IF([.I21]&lt;0;[.I25]+[.I24]+[.I21];[.I25]+[.I24])" table:style-name="ce19">
            <text:p>76.870,98</text:p>
          </table:table-cell>
          <table:table-cell office:value-type="float" office:value="79156.977200000008" table:formula="of:=IF([.J21]&lt;0;[.J25]+[.J24]+[.J21];[.J25]+[.J24])" table:style-name="ce19">
            <text:p>79.156,98</text:p>
          </table:table-cell>
          <table:table-cell office:value-type="float" office:value="80848.977200000008" table:formula="of:=IF([.K21]&lt;0;[.K25]+[.K24]+[.K21];[.K25]+[.K24])" table:style-name="ce19">
            <text:p>80.848,98</text:p>
          </table:table-cell>
          <table:table-cell office:value-type="float" office:value="80801.8796" table:formula="of:=IF([.L21]&lt;0;[.L25]+[.L24]+[.L21];[.L25]+[.L24])" table:style-name="ce19">
            <text:p>80.801,88</text:p>
          </table:table-cell>
          <table:table-cell office:value-type="float" office:value="80801.8796" table:formula="of:=IF([.M21]&lt;0;[.M25]+[.M24]+[.M21];[.M25]+[.M24])" table:style-name="ce19">
            <text:p>80.801,88</text:p>
          </table:table-cell>
          <table:table-cell office:value-type="float" office:value="80801.8796" table:formula="of:=IF([.N21]&lt;0;[.N25]+[.N24]+[.N21];[.N25]+[.N24])" table:style-name="ce19">
            <text:p>80.801,88</text:p>
          </table:table-cell>
          <table:table-cell office:value-type="float" office:value="84185.8796" table:formula="of:=IF([.O21]&lt;0;[.O25]+[.O24]+[.O21];[.O25]+[.O24])" table:style-name="ce19">
            <text:p>84.185,88</text:p>
          </table:table-cell>
          <table:table-cell office:value-type="float" office:value="86060.374400000001" table:formula="of:=IF([.P21]&lt;0;[.P25]+[.P24]+[.P21];[.P25]+[.P24])" table:style-name="ce19">
            <text:p>86.060,37</text:p>
          </table:table-cell>
          <table:table-cell table:style-name="ce19"/>
          <table:table-cell table:number-columns-repeated="16367"/>
        </table:table-row>
        <table:table-row table:style-name="ro3">
          <table:table-cell/>
          <table:covered-table-cell/>
          <table:table-cell table:style-name="ce7"/>
          <table:table-cell office:value-type="string" table:style-name="ce8">
            <text:p>Total de Impuesto a Pagar por Retencion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formula="of:=SUM([.E27:.P27])" table:style-name="ce16">
            <text:p>0,00</text:p>
          </table:table-cell>
          <table:table-cell table:number-columns-repeated="16367"/>
        </table:table-row>
        <table:table-row table:style-name="ro3">
          <table:table-cell/>
          <table:table-cell table:number-columns-repeated="2" table:style-name="ce7"/>
          <table:table-cell table:style-name="ce8"/>
          <table:table-cell table:number-columns-repeated="13" table:style-name="ce16"/>
          <table:table-cell table:number-columns-repeated="16367"/>
        </table:table-row>
        <table:table-row table:style-name="ro3">
          <table:table-cell/>
          <table:table-cell office:value-type="string" table:number-columns-spanned="1" table:number-rows-spanned="8" table:style-name="ce23">
            <text:p>Retenciones</text:p>
            <text:p>Emitidas</text:p>
          </table:table-cell>
          <table:table-cell table:style-name="ce7"/>
          <table:table-cell office:value-type="string" table:style-name="ce8">
            <text:p>Agente de Retencion al Impuesto al IVA</text:p>
          </table:table-cell>
          <table:table-cell table:number-columns-repeated="13" table:style-name="ce16"/>
          <table:table-cell table:number-columns-repeated="16367"/>
        </table:table-row>
        <table:table-row table:style-name="ro3">
          <table:table-cell/>
          <table:covered-table-cell/>
          <table:table-cell table:style-name="ce7"/>
          <table:table-cell office:value-type="string" table:style-name="ce8">
            <text:p>Retencion del 10%</text:p>
          </table:table-cell>
          <table:table-cell table:number-columns-repeated="12" table:style-name="ce16"/>
          <table:table-cell office:value-type="float" office:value="0" table:formula="of:=SUM([.E30:.P30])" table:style-name="ce16">
            <text:p>0,00</text:p>
          </table:table-cell>
          <table:table-cell table:number-columns-repeated="16367"/>
        </table:table-row>
        <table:table-row table:style-name="ro3">
          <table:table-cell/>
          <table:covered-table-cell/>
          <table:table-cell table:style-name="ce7"/>
          <table:table-cell office:value-type="string" table:style-name="ce8">
            <text:p>Retencion del 20%</text:p>
          </table:table-cell>
          <table:table-cell table:number-columns-repeated="12" table:style-name="ce16"/>
          <table:table-cell office:value-type="float" office:value="0" table:formula="of:=SUM([.E31:.P31])" table:style-name="ce16">
            <text:p>0,00</text:p>
          </table:table-cell>
          <table:table-cell table:number-columns-repeated="16367"/>
        </table:table-row>
        <table:table-row table:style-name="ro3">
          <table:table-cell/>
          <table:covered-table-cell/>
          <table:table-cell table:style-name="ce7"/>
          <table:table-cell office:value-type="string" table:style-name="ce8">
            <text:p>Retencion del 30%</text:p>
          </table:table-cell>
          <table:table-cell table:number-columns-repeated="12" table:style-name="ce16"/>
          <table:table-cell office:value-type="float" office:value="0" table:formula="of:=SUM([.E32:.P32])" table:style-name="ce16">
            <text:p>0,00</text:p>
          </table:table-cell>
          <table:table-cell table:number-columns-repeated="16367"/>
        </table:table-row>
        <table:table-row table:style-name="ro3">
          <table:table-cell/>
          <table:covered-table-cell/>
          <table:table-cell table:style-name="ce7"/>
          <table:table-cell office:value-type="string" table:style-name="ce8">
            <text:p>Retencion del 50%</text:p>
          </table:table-cell>
          <table:table-cell table:number-columns-repeated="12" table:style-name="ce16"/>
          <table:table-cell office:value-type="float" office:value="0" table:formula="of:=SUM([.E33:.P33])" table:style-name="ce16">
            <text:p>0,00</text:p>
          </table:table-cell>
          <table:table-cell table:number-columns-repeated="16367"/>
        </table:table-row>
        <table:table-row table:style-name="ro3">
          <table:table-cell/>
          <table:covered-table-cell/>
          <table:table-cell table:style-name="ce7"/>
          <table:table-cell office:value-type="string" table:style-name="ce8">
            <text:p>Retencion del 70%</text:p>
          </table:table-cell>
          <table:table-cell table:number-columns-repeated="10" table:style-name="ce16"/>
          <table:table-cell office:value-type="float" office:value="284.11" table:style-name="ce16">
            <text:p>284,11</text:p>
          </table:table-cell>
          <table:table-cell office:value-type="float" office:value="38.770000000000003" table:style-name="ce16">
            <text:p>38,77</text:p>
          </table:table-cell>
          <table:table-cell office:value-type="float" office:value="322.88" table:formula="of:=SUM([.E34:.P34])" table:style-name="ce16">
            <text:p>322,88</text:p>
          </table:table-cell>
          <table:table-cell table:number-columns-repeated="16367"/>
        </table:table-row>
        <table:table-row table:style-name="ro3">
          <table:table-cell/>
          <table:covered-table-cell/>
          <table:table-cell table:style-name="ce7"/>
          <table:table-cell office:value-type="string" table:style-name="ce8">
            <text:p>Retencion del 100%</text:p>
          </table:table-cell>
          <table:table-cell office:value-type="float" office:value="738.7" table:style-name="ce16">
            <text:p>738,70</text:p>
          </table:table-cell>
          <table:table-cell office:value-type="float" office:value="870" table:style-name="ce16">
            <text:p>870,00</text:p>
          </table:table-cell>
          <table:table-cell office:value-type="float" office:value="720" table:style-name="ce16">
            <text:p>720,00</text:p>
          </table:table-cell>
          <table:table-cell office:value-type="float" office:value="756.09" table:style-name="ce16">
            <text:p>756,09</text:p>
          </table:table-cell>
          <table:table-cell office:value-type="float" office:value="906.25" table:style-name="ce16">
            <text:p>906,25</text:p>
          </table:table-cell>
          <table:table-cell office:value-type="float" office:value="786" table:style-name="ce16">
            <text:p>786,00</text:p>
          </table:table-cell>
          <table:table-cell office:value-type="float" office:value="1032.3399999999999" table:style-name="ce16">
            <text:p>1.032,34</text:p>
          </table:table-cell>
          <table:table-cell office:value-type="float" office:value="750" table:style-name="ce16">
            <text:p>750,00</text:p>
          </table:table-cell>
          <table:table-cell office:value-type="float" office:value="743.75" table:style-name="ce16">
            <text:p>743,75</text:p>
          </table:table-cell>
          <table:table-cell office:value-type="float" office:value="815.8" table:style-name="ce16">
            <text:p>815,80</text:p>
          </table:table-cell>
          <table:table-cell office:value-type="float" office:value="665.8" table:style-name="ce16">
            <text:p>665,80</text:p>
          </table:table-cell>
          <table:table-cell office:value-type="float" office:value="665.8" table:style-name="ce16">
            <text:p>665,80</text:p>
          </table:table-cell>
          <table:table-cell office:value-type="float" office:value="9450.5299999999988" table:formula="of:=SUM([.E35:.P35])" table:style-name="ce16">
            <text:p>9.450,53</text:p>
          </table:table-cell>
          <table:table-cell table:number-columns-repeated="16367"/>
        </table:table-row>
        <table:table-row table:style-name="ro3">
          <table:table-cell/>
          <table:covered-table-cell/>
          <table:table-cell table:style-name="ce7"/>
          <table:table-cell office:value-type="string" table:style-name="ce8">
            <text:p>Total de Impuesto a Pagar por Retencion</text:p>
          </table:table-cell>
          <table:table-cell office:value-type="float" office:value="738.7" table:formula="of:=SUM([.E30:.E35])" table:style-name="ce20">
            <text:p>738,70</text:p>
          </table:table-cell>
          <table:table-cell office:value-type="float" office:value="870" table:formula="of:=SUM([.F30:.F35])" table:style-name="ce20">
            <text:p>870,00</text:p>
          </table:table-cell>
          <table:table-cell office:value-type="float" office:value="720" table:formula="of:=SUM([.G30:.G35])" table:style-name="ce20">
            <text:p>720,00</text:p>
          </table:table-cell>
          <table:table-cell office:value-type="float" office:value="756.09" table:formula="of:=SUM([.H30:.H35])" table:style-name="ce20">
            <text:p>756,09</text:p>
          </table:table-cell>
          <table:table-cell office:value-type="float" office:value="906.25" table:formula="of:=SUM([.I30:.I35])" table:style-name="ce20">
            <text:p>906,25</text:p>
          </table:table-cell>
          <table:table-cell office:value-type="float" office:value="786" table:formula="of:=SUM([.J30:.J35])" table:style-name="ce20">
            <text:p>786,00</text:p>
          </table:table-cell>
          <table:table-cell office:value-type="float" office:value="1032.3399999999999" table:formula="of:=SUM([.K30:.K35])" table:style-name="ce20">
            <text:p>1.032,34</text:p>
          </table:table-cell>
          <table:table-cell office:value-type="float" office:value="750" table:formula="of:=SUM([.L30:.L35])" table:style-name="ce20">
            <text:p>750,00</text:p>
          </table:table-cell>
          <table:table-cell office:value-type="float" office:value="743.75" table:formula="of:=SUM([.M30:.M35])" table:style-name="ce20">
            <text:p>743,75</text:p>
          </table:table-cell>
          <table:table-cell office:value-type="float" office:value="815.8" table:formula="of:=SUM([.N30:.N35])" table:style-name="ce20">
            <text:p>815,80</text:p>
          </table:table-cell>
          <table:table-cell office:value-type="float" office:value="949.91" table:formula="of:=SUM([.O30:.O35])" table:style-name="ce20">
            <text:p>949,91</text:p>
          </table:table-cell>
          <table:table-cell office:value-type="float" office:value="704.56999999999994" table:formula="of:=SUM([.P30:.P35])" table:style-name="ce20">
            <text:p>704,57</text:p>
          </table:table-cell>
          <table:table-cell table:style-name="ce20"/>
          <table:table-cell table:number-columns-repeated="16367"/>
        </table:table-row>
        <table:table-row table:style-name="ro3">
          <table:table-cell/>
          <table:table-cell table:number-columns-repeated="2" table:style-name="ce7"/>
          <table:table-cell table:style-name="ce8"/>
          <table:table-cell table:number-columns-repeated="13" table:style-name="ce16"/>
          <table:table-cell table:number-columns-repeated="16367"/>
        </table:table-row>
        <table:table-row table:style-name="ro3">
          <table:table-cell/>
          <table:table-cell office:value-type="string" table:number-columns-spanned="1" table:number-rows-spanned="3" table:style-name="ce22">
            <text:p>Total a</text:p>
            <text:p>Pagar</text:p>
          </table:table-cell>
          <table:table-cell table:style-name="ce7"/>
          <table:table-cell office:value-type="string" table:style-name="ce8">
            <text:p>Total de Impuesto a Pagar</text:p>
          </table:table-cell>
          <table:table-cell office:value-type="float" office:value="738.7" table:formula="of:=[.E22]+[.E27]+[.E36]" table:style-name="ce16">
            <text:p>738,70</text:p>
          </table:table-cell>
          <table:table-cell office:value-type="float" office:value="870" table:formula="of:=[.F22]+[.F27]+[.F36]" table:style-name="ce16">
            <text:p>870,00</text:p>
          </table:table-cell>
          <table:table-cell office:value-type="float" office:value="720" table:formula="of:=[.G22]+[.G27]+[.G36]" table:style-name="ce16">
            <text:p>720,00</text:p>
          </table:table-cell>
          <table:table-cell office:value-type="float" office:value="756.09" table:formula="of:=[.H22]+[.H27]+[.H36]" table:style-name="ce16">
            <text:p>756,09</text:p>
          </table:table-cell>
          <table:table-cell office:value-type="float" office:value="906.25" table:formula="of:=[.I22]+[.I27]+[.I36]" table:style-name="ce16">
            <text:p>906,25</text:p>
          </table:table-cell>
          <table:table-cell office:value-type="float" office:value="786" table:formula="of:=[.J22]+[.J27]+[.J36]" table:style-name="ce16">
            <text:p>786,00</text:p>
          </table:table-cell>
          <table:table-cell office:value-type="float" office:value="1032.3399999999999" table:formula="of:=[.K22]+[.K27]+[.K36]" table:style-name="ce16">
            <text:p>1.032,34</text:p>
          </table:table-cell>
          <table:table-cell office:value-type="float" office:value="750" table:formula="of:=[.L22]+[.L27]+[.L36]" table:style-name="ce16">
            <text:p>750,00</text:p>
          </table:table-cell>
          <table:table-cell office:value-type="float" office:value="743.75" table:formula="of:=[.M22]+[.M27]+[.M36]" table:style-name="ce16">
            <text:p>743,75</text:p>
          </table:table-cell>
          <table:table-cell office:value-type="float" office:value="815.8" table:formula="of:=[.N22]+[.N27]+[.N36]" table:style-name="ce16">
            <text:p>815,80</text:p>
          </table:table-cell>
          <table:table-cell office:value-type="float" office:value="949.91" table:formula="of:=[.O22]+[.O27]+[.O36]" table:style-name="ce16">
            <text:p>949,91</text:p>
          </table:table-cell>
          <table:table-cell office:value-type="float" office:value="704.56999999999994" table:formula="of:=[.P22]+[.P27]+[.P36]" table:style-name="ce16">
            <text:p>704,57</text:p>
          </table:table-cell>
          <table:table-cell office:value-type="float" office:value="9773.41" table:formula="of:=SUM([.E38:.P38])" table:style-name="ce16">
            <text:p>9.773,41</text:p>
          </table:table-cell>
          <table:table-cell table:number-columns-repeated="16367"/>
        </table:table-row>
        <table:table-row table:style-name="ro3">
          <table:table-cell/>
          <table:covered-table-cell/>
          <table:table-cell table:style-name="ce7"/>
          <table:table-cell office:value-type="string" table:style-name="ce8">
            <text:p>Multa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style-name="ce16">
            <text:p>0,00</text:p>
          </table:table-cell>
          <table:table-cell office:value-type="float" office:value="0" table:formula="of:=SUM([.E39:.P39])" table:style-name="ce16">
            <text:p>0,00</text:p>
          </table:table-cell>
          <table:table-cell table:number-columns-repeated="16367"/>
        </table:table-row>
        <table:table-row table:style-name="ro3">
          <table:table-cell/>
          <table:covered-table-cell/>
          <table:table-cell table:style-name="ce7"/>
          <table:table-cell office:value-type="string" table:style-name="ce8">
            <text:p>Total Pagado</text:p>
          </table:table-cell>
          <table:table-cell office:value-type="float" office:value="738.7" table:formula="of:=[.E38]+[.E39]" table:style-name="ce16">
            <text:p>738,70</text:p>
          </table:table-cell>
          <table:table-cell office:value-type="float" office:value="870" table:formula="of:=[.F38]+[.F39]" table:style-name="ce16">
            <text:p>870,00</text:p>
          </table:table-cell>
          <table:table-cell office:value-type="float" office:value="720" table:formula="of:=[.G38]+[.G39]" table:style-name="ce16">
            <text:p>720,00</text:p>
          </table:table-cell>
          <table:table-cell office:value-type="float" office:value="756.09" table:formula="of:=[.H38]+[.H39]" table:style-name="ce16">
            <text:p>756,09</text:p>
          </table:table-cell>
          <table:table-cell office:value-type="float" office:value="906.25" table:formula="of:=[.I38]+[.I39]" table:style-name="ce16">
            <text:p>906,25</text:p>
          </table:table-cell>
          <table:table-cell office:value-type="float" office:value="786" table:formula="of:=[.J38]+[.J39]" table:style-name="ce16">
            <text:p>786,00</text:p>
          </table:table-cell>
          <table:table-cell office:value-type="float" office:value="1032.3399999999999" table:formula="of:=[.K38]+[.K39]" table:style-name="ce16">
            <text:p>1.032,34</text:p>
          </table:table-cell>
          <table:table-cell office:value-type="float" office:value="750" table:formula="of:=[.L38]+[.L39]" table:style-name="ce16">
            <text:p>750,00</text:p>
          </table:table-cell>
          <table:table-cell office:value-type="float" office:value="743.75" table:formula="of:=[.M38]+[.M39]" table:style-name="ce16">
            <text:p>743,75</text:p>
          </table:table-cell>
          <table:table-cell office:value-type="float" office:value="815.8" table:formula="of:=[.N38]+[.N39]" table:style-name="ce16">
            <text:p>815,80</text:p>
          </table:table-cell>
          <table:table-cell office:value-type="float" office:value="949.91" table:formula="of:=[.O38]+[.O39]" table:style-name="ce16">
            <text:p>949,91</text:p>
          </table:table-cell>
          <table:table-cell office:value-type="float" office:value="704.56999999999994" table:formula="of:=[.P38]+[.P39]" table:style-name="ce16">
            <text:p>704,57</text:p>
          </table:table-cell>
          <table:table-cell office:value-type="float" office:value="9773.41" table:formula="of:=SUM([.E40:.P40])" table:style-name="ce16">
            <text:p>9.773,41</text:p>
          </table:table-cell>
          <table:table-cell table:number-columns-repeated="16367"/>
        </table:table-row>
        <table:table-row table:style-name="ro3">
          <table:table-cell/>
          <table:table-cell table:number-columns-repeated="3" table:style-name="ce1"/>
          <table:table-cell table:number-columns-repeated="13" table:style-name="ce21"/>
          <table:table-cell table:number-columns-repeated="16367"/>
        </table:table-row>
        <table:table-row table:number-rows-repeated="1048535" table:style-name="ro2">
          <table:table-cell table:number-columns-repeated="16384"/>
        </table:table-row>
      </table:table>
      <table:table table:name="Retenciones" table:style-name="ta2">
        <table:table-column table:style-name="co11" table:default-cell-style-name="ce1"/>
        <table:table-column table:style-name="co12" table:default-cell-style-name="ce1"/>
        <table:table-column table:style-name="co13" table:default-cell-style-name="ce24"/>
        <table:table-column table:style-name="co14" table:default-cell-style-name="ce1"/>
        <table:table-column table:style-name="co15" table:default-cell-style-name="ce25"/>
        <table:table-column table:style-name="co16" table:default-cell-style-name="ce25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25"/>
        <table:table-column table:style-name="co16" table:default-cell-style-name="ce25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6" table:default-cell-style-name="ce1"/>
        <table:table-column table:style-name="co15" table:default-cell-style-name="ce1"/>
        <table:table-column table:style-name="co16" table:default-cell-style-name="ce1"/>
        <table:table-column table:style-name="co17" table:number-columns-repeated="36" table:default-cell-style-name="ce1"/>
        <table:table-column table:style-name="co1" table:number-columns-repeated="16320" table:default-cell-style-name="ce1"/>
        <table:table-row table:style-name="ro3">
          <table:table-cell/>
          <table:table-cell table:style-name="ce1"/>
          <table:table-cell table:style-name="ce24"/>
          <table:table-cell table:style-name="ce1"/>
          <table:table-cell table:number-columns-repeated="2" table:style-name="ce25"/>
          <table:table-cell table:number-columns-repeated="10" table:style-name="ce1"/>
          <table:table-cell table:number-columns-repeated="2" table:style-name="ce25"/>
          <table:table-cell table:number-columns-repeated="16366" table:style-name="ce1"/>
        </table:table-row>
        <table:table-row table:style-name="ro1">
          <table:table-cell/>
          <table:table-cell table:style-name="ce1"/>
          <table:table-cell table:style-name="ce24"/>
          <table:table-cell table:style-name="ce1"/>
          <table:table-cell office:value-type="string" table:number-columns-spanned="2" table:number-rows-spanned="1" table:style-name="ce32">
            <text:p>ENERO</text:p>
          </table:table-cell>
          <table:covered-table-cell/>
          <table:table-cell office:value-type="string" table:number-columns-spanned="2" table:number-rows-spanned="1" table:style-name="ce32">
            <text:p>FEBRERO</text:p>
          </table:table-cell>
          <table:covered-table-cell/>
          <table:table-cell office:value-type="string" table:number-columns-spanned="2" table:number-rows-spanned="1" table:style-name="ce32">
            <text:p>MARZO</text:p>
          </table:table-cell>
          <table:covered-table-cell/>
          <table:table-cell office:value-type="string" table:number-columns-spanned="2" table:number-rows-spanned="1" table:style-name="ce32">
            <text:p>ABRIL</text:p>
          </table:table-cell>
          <table:covered-table-cell/>
          <table:table-cell office:value-type="string" table:number-columns-spanned="2" table:number-rows-spanned="1" table:style-name="ce32">
            <text:p>MAYO</text:p>
          </table:table-cell>
          <table:covered-table-cell/>
          <table:table-cell office:value-type="string" table:number-columns-spanned="2" table:number-rows-spanned="1" table:style-name="ce32">
            <text:p>JUNIO</text:p>
          </table:table-cell>
          <table:covered-table-cell/>
          <table:table-cell office:value-type="string" table:number-columns-spanned="2" table:number-rows-spanned="1" table:style-name="ce32">
            <text:p>JULIO</text:p>
          </table:table-cell>
          <table:covered-table-cell/>
          <table:table-cell office:value-type="string" table:number-columns-spanned="2" table:number-rows-spanned="1" table:style-name="ce32">
            <text:p>AGOSTO</text:p>
          </table:table-cell>
          <table:covered-table-cell/>
          <table:table-cell office:value-type="string" table:number-columns-spanned="2" table:number-rows-spanned="1" table:style-name="ce32">
            <text:p>SEPTIEMBRE</text:p>
          </table:table-cell>
          <table:covered-table-cell/>
          <table:table-cell office:value-type="string" table:number-columns-spanned="2" table:number-rows-spanned="1" table:style-name="ce32">
            <text:p>OCTUBRE</text:p>
          </table:table-cell>
          <table:covered-table-cell/>
          <table:table-cell office:value-type="string" table:number-columns-spanned="2" table:number-rows-spanned="1" table:style-name="ce32">
            <text:p>NOVIEMBRE</text:p>
          </table:table-cell>
          <table:covered-table-cell/>
          <table:table-cell office:value-type="string" table:number-columns-spanned="2" table:number-rows-spanned="1" table:style-name="ce32">
            <text:p>DICIEMBRE</text:p>
          </table:table-cell>
          <table:covered-table-cell/>
          <table:table-cell table:number-columns-repeated="16356"/>
        </table:table-row>
        <table:table-row table:style-name="ro4">
          <table:table-cell/>
          <table:table-cell table:style-name="ce26"/>
          <table:table-cell office:value-type="string" table:style-name="ce27">
            <text:p>CASILLA</text:p>
          </table:table-cell>
          <table:table-cell office:value-type="string" table:style-name="ce27">
            <text:p>DETALLE DE PAGO Y RETENCION POR IMPUSTO A LA RENTA</text:p>
          </table:table-cell>
          <table:table-cell office:value-type="string" table:style-name="ce28">
            <text:p>Base Imponible</text:p>
          </table:table-cell>
          <table:table-cell office:value-type="string" table:style-name="ce28">
            <text:p>Retenido</text:p>
          </table:table-cell>
          <table:table-cell office:value-type="string" table:style-name="ce28">
            <text:p>Base Imponible</text:p>
          </table:table-cell>
          <table:table-cell office:value-type="string" table:style-name="ce28">
            <text:p>Retenido</text:p>
          </table:table-cell>
          <table:table-cell office:value-type="string" table:style-name="ce28">
            <text:p>Base Imponible</text:p>
          </table:table-cell>
          <table:table-cell office:value-type="string" table:style-name="ce28">
            <text:p>Retenido</text:p>
          </table:table-cell>
          <table:table-cell office:value-type="string" table:style-name="ce28">
            <text:p>Base Imponible</text:p>
          </table:table-cell>
          <table:table-cell office:value-type="string" table:style-name="ce28">
            <text:p>Retenido</text:p>
          </table:table-cell>
          <table:table-cell office:value-type="string" table:style-name="ce28">
            <text:p>Base Imponible</text:p>
          </table:table-cell>
          <table:table-cell office:value-type="string" table:style-name="ce28">
            <text:p>Retenido</text:p>
          </table:table-cell>
          <table:table-cell office:value-type="string" table:style-name="ce28">
            <text:p>Base Imponible</text:p>
          </table:table-cell>
          <table:table-cell office:value-type="string" table:style-name="ce28">
            <text:p>Retenido</text:p>
          </table:table-cell>
          <table:table-cell office:value-type="string" table:style-name="ce28">
            <text:p>Base Imponible</text:p>
          </table:table-cell>
          <table:table-cell office:value-type="string" table:style-name="ce28">
            <text:p>Retenido</text:p>
          </table:table-cell>
          <table:table-cell office:value-type="string" table:style-name="ce28">
            <text:p>Base Imponible</text:p>
          </table:table-cell>
          <table:table-cell office:value-type="string" table:style-name="ce28">
            <text:p>Retenido</text:p>
          </table:table-cell>
          <table:table-cell office:value-type="string" table:style-name="ce28">
            <text:p>Base Imponible</text:p>
          </table:table-cell>
          <table:table-cell office:value-type="string" table:style-name="ce28">
            <text:p>Retenido</text:p>
          </table:table-cell>
          <table:table-cell office:value-type="string" table:style-name="ce28">
            <text:p>Base Imponible</text:p>
          </table:table-cell>
          <table:table-cell office:value-type="string" table:style-name="ce28">
            <text:p>Retenido</text:p>
          </table:table-cell>
          <table:table-cell office:value-type="string" table:style-name="ce28">
            <text:p>Base Imponible</text:p>
          </table:table-cell>
          <table:table-cell office:value-type="string" table:style-name="ce28">
            <text:p>Retenido</text:p>
          </table:table-cell>
          <table:table-cell office:value-type="string" table:style-name="ce28">
            <text:p>Base Imponible</text:p>
          </table:table-cell>
          <table:table-cell office:value-type="string" table:style-name="ce28">
            <text:p>Retenido</text:p>
          </table:table-cell>
          <table:table-cell table:number-columns-repeated="16356"/>
        </table:table-row>
        <table:table-row table:style-name="ro1">
          <table:table-cell/>
          <table:table-cell office:value-type="string" table:number-columns-spanned="1" table:number-rows-spanned="18" table:style-name="ce33">
            <text:p>Operaciones efectuadas dentro del pais</text:p>
          </table:table-cell>
          <table:table-cell office:value-type="float" office:value="302" table:style-name="ce27">
            <text:p>302</text:p>
          </table:table-cell>
          <table:table-cell office:value-type="string" table:style-name="ce4">
            <text:p>En relacion de dependencia que supera o no la base desgravada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9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number-columns-repeated="16356"/>
        </table:table-row>
        <table:table-row table:style-name="ro1">
          <table:table-cell/>
          <table:covered-table-cell/>
          <table:table-cell office:value-type="float" office:value="303" table:style-name="ce27">
            <text:p>303</text:p>
          </table:table-cell>
          <table:table-cell office:value-type="string" table:style-name="ce4">
            <text:p>Honorarios Profesionales</text:p>
          </table:table-cell>
          <table:table-cell office:value-type="float" office:value="3750" table:style-name="ce28">
            <text:p>3.750,00<text:s/></text:p>
          </table:table-cell>
          <table:table-cell office:value-type="float" office:value="375" table:formula="of:=[.E5]*0.1" table:style-name="ce28">
            <text:p>375,00<text:s/></text:p>
          </table:table-cell>
          <table:table-cell office:value-type="float" office:value="4250" table:style-name="ce28">
            <text:p>4.250,00<text:s/></text:p>
          </table:table-cell>
          <table:table-cell office:value-type="float" office:value="425" table:formula="of:=[.G5]*0.1" table:style-name="ce28">
            <text:p>425,00<text:s/></text:p>
          </table:table-cell>
          <table:table-cell office:value-type="float" office:value="3000" table:style-name="ce28">
            <text:p>3.000,00<text:s/></text:p>
          </table:table-cell>
          <table:table-cell office:value-type="float" office:value="300" table:formula="of:=[.I5]*0.1" table:style-name="ce28">
            <text:p>300,00<text:s/></text:p>
          </table:table-cell>
          <table:table-cell office:value-type="float" office:value="3750" table:style-name="ce28">
            <text:p>3.750,00<text:s/></text:p>
          </table:table-cell>
          <table:table-cell office:value-type="float" office:value="375" table:formula="of:=[.K5]*0.1" table:style-name="ce28">
            <text:p>375,00<text:s/></text:p>
          </table:table-cell>
          <table:table-cell office:value-type="float" office:value="5000" table:style-name="ce28">
            <text:p>5.000,00<text:s/></text:p>
          </table:table-cell>
          <table:table-cell office:value-type="float" office:value="500" table:formula="of:=[.M5]*0.1" table:style-name="ce28">
            <text:p>500,00<text:s/></text:p>
          </table:table-cell>
          <table:table-cell office:value-type="float" office:value="3750" table:style-name="ce28">
            <text:p>3.750,00<text:s/></text:p>
          </table:table-cell>
          <table:table-cell office:value-type="float" office:value="375" table:formula="of:=[.O5]*0.1" table:style-name="ce28">
            <text:p>375,00<text:s/></text:p>
          </table:table-cell>
          <table:table-cell office:value-type="float" office:value="3602.84" table:style-name="ce28">
            <text:p>3.602,84<text:s/></text:p>
          </table:table-cell>
          <table:table-cell office:value-type="float" office:value="360.28400000000005" table:formula="of:=[.Q5]*0.1" table:style-name="ce28">
            <text:p>360,28<text:s/></text:p>
          </table:table-cell>
          <table:table-cell office:value-type="float" office:value="3750" table:style-name="ce28">
            <text:p>3.750,00<text:s/></text:p>
          </table:table-cell>
          <table:table-cell office:value-type="float" office:value="375" table:formula="of:=[.S5]*0.1" table:style-name="ce28">
            <text:p>375,00<text:s/></text:p>
          </table:table-cell>
          <table:table-cell office:value-type="float" office:value="3750" table:style-name="ce28">
            <text:p>3.750,00<text:s/></text:p>
          </table:table-cell>
          <table:table-cell office:value-type="float" office:value="375" table:formula="of:=[.U5]*0.1" table:style-name="ce28">
            <text:p>375,00<text:s/></text:p>
          </table:table-cell>
          <table:table-cell office:value-type="float" office:value="3850" table:style-name="ce28">
            <text:p>3.850,00<text:s/></text:p>
          </table:table-cell>
          <table:table-cell office:value-type="float" office:value="385" table:formula="of:=[.W5]*0.1" table:style-name="ce28">
            <text:p>385,00<text:s/></text:p>
          </table:table-cell>
          <table:table-cell office:value-type="float" office:value="2600" table:style-name="ce28">
            <text:p>2.600,00<text:s/></text:p>
          </table:table-cell>
          <table:table-cell office:value-type="float" office:value="260" table:formula="of:=[.Y5]*0.1" table:style-name="ce28">
            <text:p>260,00<text:s/></text:p>
          </table:table-cell>
          <table:table-cell office:value-type="float" office:value="2600" table:style-name="ce28">
            <text:p>2.600,00<text:s/></text:p>
          </table:table-cell>
          <table:table-cell office:value-type="float" office:value="260" table:formula="of:=[.AA5]*0.1" table:style-name="ce28">
            <text:p>260,00<text:s/></text:p>
          </table:table-cell>
          <table:table-cell table:number-columns-repeated="16356"/>
        </table:table-row>
        <table:table-row table:style-name="ro1">
          <table:table-cell/>
          <table:covered-table-cell/>
          <table:table-cell office:value-type="float" office:value="304" table:style-name="ce27">
            <text:p>304</text:p>
          </table:table-cell>
          <table:table-cell office:value-type="string" table:style-name="ce4">
            <text:p>Predomina Intelecto</text:p>
          </table:table-cell>
          <table:table-cell office:value-type="float" office:value="2405.85" table:style-name="ce28">
            <text:p>2.405,85<text:s/></text:p>
          </table:table-cell>
          <table:table-cell office:value-type="float" office:value="192.46799999999999" table:formula="of:=[.E6]*0.08" table:style-name="ce28">
            <text:p>192,47<text:s/></text:p>
          </table:table-cell>
          <table:table-cell office:value-type="float" office:value="3000" table:style-name="ce28">
            <text:p>3.000,00<text:s/></text:p>
          </table:table-cell>
          <table:table-cell office:value-type="float" office:value="240" table:formula="of:=[.G6]*0.08" table:style-name="ce28">
            <text:p>240,00<text:s/></text:p>
          </table:table-cell>
          <table:table-cell office:value-type="float" office:value="3000" table:style-name="ce28">
            <text:p>3.000,00<text:s/></text:p>
          </table:table-cell>
          <table:table-cell office:value-type="float" office:value="240" table:formula="of:=[.I6]*0.08" table:style-name="ce28">
            <text:p>240,00<text:s/></text:p>
          </table:table-cell>
          <table:table-cell office:value-type="float" office:value="2550.79" table:style-name="ce28">
            <text:p>2.550,79<text:s/></text:p>
          </table:table-cell>
          <table:table-cell office:value-type="float" office:value="204.06319999999999" table:formula="of:=[.K6]*0.08" table:style-name="ce28">
            <text:p>204,06<text:s/></text:p>
          </table:table-cell>
          <table:table-cell office:value-type="float" office:value="2552.09" table:style-name="ce28">
            <text:p>2.552,09<text:s/></text:p>
          </table:table-cell>
          <table:table-cell office:value-type="float" office:value="204.16720000000001" table:formula="of:=[.M6]*0.08" table:style-name="ce28">
            <text:p>204,17<text:s/></text:p>
          </table:table-cell>
          <table:table-cell office:value-type="float" office:value="2800" table:style-name="ce28">
            <text:p>2.800,00<text:s/></text:p>
          </table:table-cell>
          <table:table-cell office:value-type="float" office:value="224" table:formula="of:=[.O6]*0.08" table:style-name="ce28">
            <text:p>224,00<text:s/></text:p>
          </table:table-cell>
          <table:table-cell office:value-type="float" office:value="5000" table:style-name="ce28">
            <text:p>5.000,00<text:s/></text:p>
          </table:table-cell>
          <table:table-cell office:value-type="float" office:value="400" table:formula="of:=[.Q6]*0.08" table:style-name="ce28">
            <text:p>400,00<text:s/></text:p>
          </table:table-cell>
          <table:table-cell office:value-type="float" office:value="2447.9" table:style-name="ce28">
            <text:p>2.447,90<text:s/></text:p>
          </table:table-cell>
          <table:table-cell office:value-type="float" office:value="195.83200000000002" table:formula="of:=[.S6]*0.08" table:style-name="ce28">
            <text:p>195,83<text:s/></text:p>
          </table:table-cell>
          <table:table-cell office:value-type="float" office:value="2447.9" table:style-name="ce28">
            <text:p>2.447,90<text:s/></text:p>
          </table:table-cell>
          <table:table-cell office:value-type="float" office:value="195.83200000000002" table:formula="of:=[.U6]*0.08" table:style-name="ce28">
            <text:p>195,83<text:s/></text:p>
          </table:table-cell>
          <table:table-cell office:value-type="float" office:value="2948.31" table:style-name="ce28">
            <text:p>2.948,31<text:s/></text:p>
          </table:table-cell>
          <table:table-cell office:value-type="float" office:value="235.8648" table:formula="of:=[.W6]*0.08" table:style-name="ce28">
            <text:p>235,86<text:s/></text:p>
          </table:table-cell>
          <table:table-cell office:value-type="float" office:value="2948.31" table:style-name="ce28">
            <text:p>2.948,31<text:s/></text:p>
          </table:table-cell>
          <table:table-cell office:value-type="float" office:value="235.8648" table:formula="of:=[.Y6]*0.08" table:style-name="ce28">
            <text:p>235,86<text:s/></text:p>
          </table:table-cell>
          <table:table-cell office:value-type="float" office:value="2948.31" table:style-name="ce28">
            <text:p>2.948,31<text:s/></text:p>
          </table:table-cell>
          <table:table-cell office:value-type="float" office:value="235.8648" table:formula="of:=[.AA6]*0.08" table:style-name="ce28">
            <text:p>235,86<text:s/></text:p>
          </table:table-cell>
          <table:table-cell table:number-columns-repeated="16356"/>
        </table:table-row>
        <table:table-row table:style-name="ro1">
          <table:table-cell/>
          <table:covered-table-cell/>
          <table:table-cell office:value-type="float" office:value="307" table:style-name="ce27">
            <text:p>307</text:p>
          </table:table-cell>
          <table:table-cell office:value-type="string" table:style-name="ce4">
            <text:p>Predomina la mano de obra</text:p>
          </table:table-cell>
          <table:table-cell table:style-name="ce28"/>
          <table:table-cell office:value-type="float" office:value="0" table:formula="of:=[.E7]*0.02" table:style-name="ce28">
            <text:p>-<text:s/></text:p>
          </table:table-cell>
          <table:table-cell table:style-name="ce28"/>
          <table:table-cell office:value-type="float" office:value="0" table:formula="of:=[.G7]*0.02" table:style-name="ce28">
            <text:p>-<text:s/></text:p>
          </table:table-cell>
          <table:table-cell table:style-name="ce28"/>
          <table:table-cell office:value-type="float" office:value="0" table:formula="of:=[.I7]*0.02" table:style-name="ce28">
            <text:p>-<text:s/></text:p>
          </table:table-cell>
          <table:table-cell table:style-name="ce28"/>
          <table:table-cell office:value-type="float" office:value="0" table:formula="of:=[.K7]*0.02" table:style-name="ce28">
            <text:p>-<text:s/></text:p>
          </table:table-cell>
          <table:table-cell table:style-name="ce28"/>
          <table:table-cell office:value-type="float" office:value="0" table:formula="of:=[.M7]*0.02" table:style-name="ce28">
            <text:p>-<text:s/></text:p>
          </table:table-cell>
          <table:table-cell table:style-name="ce28"/>
          <table:table-cell office:value-type="float" office:value="0" table:formula="of:=[.O7]*0.02" table:style-name="ce28">
            <text:p>-<text:s/></text:p>
          </table:table-cell>
          <table:table-cell table:style-name="ce28"/>
          <table:table-cell office:value-type="float" office:value="0" table:formula="of:=[.Q7]*0.02" table:style-name="ce28">
            <text:p>-<text:s/></text:p>
          </table:table-cell>
          <table:table-cell table:style-name="ce28"/>
          <table:table-cell office:value-type="float" office:value="0" table:formula="of:=[.S7]*0.02" table:style-name="ce28">
            <text:p>-<text:s/></text:p>
          </table:table-cell>
          <table:table-cell table:style-name="ce28"/>
          <table:table-cell office:value-type="float" office:value="0" table:formula="of:=[.U7]*0.02" table:style-name="ce28">
            <text:p>-<text:s/></text:p>
          </table:table-cell>
          <table:table-cell table:style-name="ce28"/>
          <table:table-cell office:value-type="float" office:value="0" table:formula="of:=[.W7]*0.02" table:style-name="ce28">
            <text:p>-<text:s/></text:p>
          </table:table-cell>
          <table:table-cell table:style-name="ce28"/>
          <table:table-cell office:value-type="float" office:value="0" table:formula="of:=[.Y7]*0.02" table:style-name="ce28">
            <text:p>-<text:s/></text:p>
          </table:table-cell>
          <table:table-cell table:style-name="ce28"/>
          <table:table-cell office:value-type="float" office:value="0" table:formula="of:=[.AA7]*0.02" table:style-name="ce28">
            <text:p>-<text:s/></text:p>
          </table:table-cell>
          <table:table-cell table:number-columns-repeated="16356"/>
        </table:table-row>
        <table:table-row table:style-name="ro1">
          <table:table-cell/>
          <table:covered-table-cell/>
          <table:table-cell office:value-type="float" office:value="308" table:style-name="ce27">
            <text:p>308</text:p>
          </table:table-cell>
          <table:table-cell office:value-type="string" table:style-name="ce4">
            <text:p>Utilizacion o aprovechamiento de la imagen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number-columns-repeated="16356"/>
        </table:table-row>
        <table:table-row table:style-name="ro1">
          <table:table-cell/>
          <table:covered-table-cell/>
          <table:table-cell office:value-type="float" office:value="309" table:style-name="ce27">
            <text:p>309</text:p>
          </table:table-cell>
          <table:table-cell office:value-type="string" table:style-name="ce4">
            <text:p>Puublicidad y comunicación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formula="of:=[.G9]*0.01" table:style-name="ce28">
            <text:p>-<text:s/></text:p>
          </table:table-cell>
          <table:table-cell table:style-name="ce28"/>
          <table:table-cell office:value-type="float" office:value="0" table:formula="of:=[.I9]*0.01" table:style-name="ce28">
            <text:p>-<text:s/></text:p>
          </table:table-cell>
          <table:table-cell table:style-name="ce28"/>
          <table:table-cell office:value-type="float" office:value="0" table:formula="of:=[.K9]*0.01" table:style-name="ce28">
            <text:p>-<text:s/></text:p>
          </table:table-cell>
          <table:table-cell table:style-name="ce28"/>
          <table:table-cell office:value-type="float" office:value="0" table:formula="of:=[.M9]*0.01" table:style-name="ce28">
            <text:p>-<text:s/></text:p>
          </table:table-cell>
          <table:table-cell table:style-name="ce28"/>
          <table:table-cell office:value-type="float" office:value="0" table:formula="of:=[.O9]*0.0175" table:style-name="ce28">
            <text:p>-<text:s/></text:p>
          </table:table-cell>
          <table:table-cell table:style-name="ce28"/>
          <table:table-cell office:value-type="float" office:value="0" table:formula="of:=[.Q9]*0.01" table:style-name="ce28">
            <text:p>-<text:s/></text:p>
          </table:table-cell>
          <table:table-cell table:style-name="ce28"/>
          <table:table-cell office:value-type="float" office:value="0" table:formula="of:=[.S9]*0.01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formula="of:=[.W9]*0.0175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number-columns-repeated="16356"/>
        </table:table-row>
        <table:table-row table:style-name="ro1">
          <table:table-cell/>
          <table:covered-table-cell/>
          <table:table-cell office:value-type="float" office:value="310" table:style-name="ce27">
            <text:p>310</text:p>
          </table:table-cell>
          <table:table-cell office:value-type="string" table:style-name="ce4">
            <text:p>Transporte privado de pasajeros o servicio publico o de carga</text:p>
          </table:table-cell>
          <table:table-cell table:style-name="ce28"/>
          <table:table-cell office:value-type="float" office:value="0" table:formula="of:=[.E10]*0.01" table:style-name="ce28">
            <text:p>-<text:s/></text:p>
          </table:table-cell>
          <table:table-cell table:style-name="ce28"/>
          <table:table-cell office:value-type="float" office:value="0" table:formula="of:=[.G10]*0.01" table:style-name="ce28">
            <text:p>-<text:s/></text:p>
          </table:table-cell>
          <table:table-cell table:style-name="ce28"/>
          <table:table-cell office:value-type="float" office:value="0" table:formula="of:=[.I10]*0.01" table:style-name="ce28">
            <text:p>-<text:s/></text:p>
          </table:table-cell>
          <table:table-cell table:style-name="ce28"/>
          <table:table-cell office:value-type="float" office:value="0" table:formula="of:=[.K10]*0.01" table:style-name="ce28">
            <text:p>-<text:s/></text:p>
          </table:table-cell>
          <table:table-cell table:style-name="ce28"/>
          <table:table-cell office:value-type="float" office:value="0" table:formula="of:=[.M10]*0.01" table:style-name="ce28">
            <text:p>-<text:s/></text:p>
          </table:table-cell>
          <table:table-cell table:style-name="ce28"/>
          <table:table-cell office:value-type="float" office:value="0" table:formula="of:=[.O10]*0.01" table:style-name="ce28">
            <text:p>-<text:s/></text:p>
          </table:table-cell>
          <table:table-cell office:value-type="float" office:value="200" table:style-name="ce28">
            <text:p>200,00<text:s/></text:p>
          </table:table-cell>
          <table:table-cell office:value-type="float" office:value="2" table:formula="of:=[.Q10]*0.01" table:style-name="ce28">
            <text:p>2,00<text:s/></text:p>
          </table:table-cell>
          <table:table-cell table:style-name="ce28"/>
          <table:table-cell office:value-type="float" office:value="0" table:formula="of:=[.S10]*0.01" table:style-name="ce28">
            <text:p>-<text:s/></text:p>
          </table:table-cell>
          <table:table-cell table:style-name="ce28"/>
          <table:table-cell office:value-type="float" office:value="0" table:formula="of:=[.U10]*0.01" table:style-name="ce28">
            <text:p>-<text:s/></text:p>
          </table:table-cell>
          <table:table-cell table:style-name="ce28"/>
          <table:table-cell office:value-type="float" office:value="0" table:formula="of:=[.W10]*0.01" table:style-name="ce28">
            <text:p>-<text:s/></text:p>
          </table:table-cell>
          <table:table-cell office:value-type="float" office:value="400" table:style-name="ce28">
            <text:p>400,00<text:s/></text:p>
          </table:table-cell>
          <table:table-cell office:value-type="float" office:value="4" table:formula="of:=[.Y10]*0.01" table:style-name="ce28">
            <text:p>4,00<text:s/></text:p>
          </table:table-cell>
          <table:table-cell table:style-name="ce28"/>
          <table:table-cell office:value-type="float" office:value="0" table:formula="of:=[.AA10]*0.01" table:style-name="ce28">
            <text:p>-<text:s/></text:p>
          </table:table-cell>
          <table:table-cell table:number-columns-repeated="16356"/>
        </table:table-row>
        <table:table-row table:style-name="ro1">
          <table:table-cell/>
          <table:covered-table-cell/>
          <table:table-cell office:value-type="float" office:value="311" table:style-name="ce27">
            <text:p>311</text:p>
          </table:table-cell>
          <table:table-cell office:value-type="string" table:style-name="ce4">
            <text:p>A traves de liquidacion de compra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number-columns-repeated="16356"/>
        </table:table-row>
        <table:table-row table:style-name="ro1">
          <table:table-cell/>
          <table:covered-table-cell/>
          <table:table-cell office:value-type="float" office:value="312" table:style-name="ce27">
            <text:p>312</text:p>
          </table:table-cell>
          <table:table-cell office:value-type="string" table:style-name="ce4">
            <text:p>Transferencia de bienes muebles de naturaleza corporal</text:p>
          </table:table-cell>
          <table:table-cell table:style-name="ce28"/>
          <table:table-cell office:value-type="float" office:value="0" table:formula="of:=[.E12]*0.01" table:style-name="ce28">
            <text:p>-<text:s/></text:p>
          </table:table-cell>
          <table:table-cell table:style-name="ce28"/>
          <table:table-cell office:value-type="float" office:value="0" table:formula="of:=[.G12]*0.01" table:style-name="ce28">
            <text:p>-<text:s/></text:p>
          </table:table-cell>
          <table:table-cell table:style-name="ce28"/>
          <table:table-cell office:value-type="float" office:value="0" table:formula="of:=[.I12]*0.01" table:style-name="ce28">
            <text:p>-<text:s/></text:p>
          </table:table-cell>
          <table:table-cell table:style-name="ce28"/>
          <table:table-cell office:value-type="float" office:value="0" table:formula="of:=[.K12]*0.0175" table:style-name="ce29">
            <text:p>-<text:s/></text:p>
          </table:table-cell>
          <table:table-cell table:style-name="ce28"/>
          <table:table-cell office:value-type="float" office:value="0" table:formula="of:=[.M12]*0.0175" table:style-name="ce29">
            <text:p>-<text:s/></text:p>
          </table:table-cell>
          <table:table-cell table:style-name="ce28"/>
          <table:table-cell office:value-type="float" office:value="0" table:formula="of:=[.O12]*0.0175" table:style-name="ce28">
            <text:p>-<text:s/></text:p>
          </table:table-cell>
          <table:table-cell table:style-name="ce28"/>
          <table:table-cell office:value-type="float" office:value="0" table:formula="of:=[.Q12]*0.0175" table:style-name="ce28">
            <text:p>-<text:s/></text:p>
          </table:table-cell>
          <table:table-cell office:value-type="float" office:value="22" table:style-name="ce28">
            <text:p>22,00<text:s/></text:p>
          </table:table-cell>
          <table:table-cell office:value-type="float" office:value="0.38500000000000001" table:formula="of:=[.S12]*0.0175" table:style-name="ce28">
            <text:p>0,39<text:s/></text:p>
          </table:table-cell>
          <table:table-cell office:value-type="float" office:value="22" table:style-name="ce28">
            <text:p>22,00<text:s/></text:p>
          </table:table-cell>
          <table:table-cell office:value-type="float" office:value="0.38500000000000001" table:formula="of:=[.U12]*0.0175" table:style-name="ce28">
            <text:p>0,39<text:s/></text:p>
          </table:table-cell>
          <table:table-cell table:style-name="ce28"/>
          <table:table-cell office:value-type="float" office:value="0" table:formula="of:=[.W12]*0.0175" table:style-name="ce28">
            <text:p>-<text:s/></text:p>
          </table:table-cell>
          <table:table-cell table:style-name="ce28"/>
          <table:table-cell office:value-type="float" office:value="0" table:formula="of:=[.Y12]*0.0175" table:style-name="ce28">
            <text:p>-<text:s/></text:p>
          </table:table-cell>
          <table:table-cell table:style-name="ce28"/>
          <table:table-cell office:value-type="float" office:value="0" table:formula="of:=[.AA12]*0.0175" table:style-name="ce28">
            <text:p>-<text:s/></text:p>
          </table:table-cell>
          <table:table-cell table:number-columns-repeated="16356"/>
        </table:table-row>
        <table:table-row table:style-name="ro1">
          <table:table-cell/>
          <table:covered-table-cell/>
          <table:table-cell office:value-type="float" office:value="314" table:style-name="ce27">
            <text:p>314</text:p>
          </table:table-cell>
          <table:table-cell office:value-type="string" table:style-name="ce4">
            <text:p>Por regalias, derechos de autor, marcas, patentes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formula="of:=[.O13]*0.01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style-name="ce28"/>
          <table:table-cell office:value-type="float" office:value="0" table:style-name="ce28">
            <text:p>-<text:s/></text:p>
          </table:table-cell>
          <table:table-cell table:number-columns-repeated="16356"/>
        </table:table-row>
        <table:table-row table:style-name="ro1">
          <table:table-cell/>
          <table:covered-table-cell/>
          <table:table-cell office:value-type="float" office:value="320" table:style-name="ce27">
            <text:p>320</text:p>
          </table:table-cell>
          <table:table-cell office:value-type="string" table:style-name="ce4">
            <text:p>Arrendamientos</text:p>
          </table:table-cell>
          <table:table-cell table:style-name="ce28"/>
          <table:table-cell office:value-type="float" office:value="0" table:formula="of:=[.E14]*0.08" table:style-name="ce28">
            <text:p>-<text:s/></text:p>
          </table:table-cell>
          <table:table-cell table:style-name="ce28"/>
          <table:table-cell office:value-type="float" office:value="0" table:formula="of:=[.G14]*0.08" table:style-name="ce28">
            <text:p>-<text:s/></text:p>
          </table:table-cell>
          <table:table-cell table:style-name="ce28"/>
          <table:table-cell office:value-type="float" office:value="0" table:formula="of:=[.I14]*0.08" table:style-name="ce28">
            <text:p>-<text:s/></text:p>
          </table:table-cell>
          <table:table-cell table:style-name="ce28"/>
          <table:table-cell office:value-type="float" office:value="0" table:formula="of:=[.K14]*0.08" table:style-name="ce28">
            <text:p>-<text:s/></text:p>
          </table:table-cell>
          <table:table-cell table:style-name="ce28"/>
          <table:table-cell office:value-type="float" office:value="0" table:formula="of:=[.M14]*0.08" table:style-name="ce28">
            <text:p>-<text:s/></text:p>
          </table:table-cell>
          <table:table-cell table:style-name="ce28"/>
          <table:table-cell office:value-type="float" office:value="0" table:formula="of:=[.O14]*0.08" table:style-name="ce28">
            <text:p>-<text:s/></text:p>
          </table:table-cell>
          <table:table-cell table:style-name="ce28"/>
          <table:table-cell office:value-type="float" office:value="0" table:formula="of:=[.Q14]*0.08" table:style-name="ce28">
            <text:p>-<text:s/></text:p>
          </table:table-cell>
          <table:table-cell table:style-name="ce28"/>
          <table:table-cell office:value-type="float" office:value="0" table:formula="of:=[.S14]*0.08" table:style-name="ce28">
            <text:p>-<text:s/></text:p>
          </table:table-cell>
          <table:table-cell table:number-columns-repeated="8" table:style-name="ce28"/>
          <table:table-cell table:number-columns-repeated="16356"/>
        </table:table-row>
        <table:table-row table:style-name="ro1">
          <table:table-cell/>
          <table:covered-table-cell/>
          <table:table-cell office:value-type="float" office:value="322" table:style-name="ce27">
            <text:p>322</text:p>
          </table:table-cell>
          <table:table-cell office:value-type="string" table:style-name="ce4">
            <text:p>Seguros</text:p>
          </table:table-cell>
          <table:table-cell table:number-columns-repeated="2" table:style-name="ce28"/>
          <table:table-cell office:value-type="float" office:value="59.69" table:style-name="ce28">
            <text:p>59,69<text:s/></text:p>
          </table:table-cell>
          <table:table-cell office:value-type="float" office:value="0.59689999999999999" table:formula="of:=[.G15]*0.01" table:style-name="ce28">
            <text:p>0,60<text:s/></text:p>
          </table:table-cell>
          <table:table-cell office:value-type="float" office:value="232.1" table:style-name="ce28">
            <text:p>232,10<text:s/></text:p>
          </table:table-cell>
          <table:table-cell office:value-type="float" office:value="2.3210000000000002" table:formula="of:=[.I15]*0.01" table:style-name="ce28">
            <text:p>2,32<text:s/></text:p>
          </table:table-cell>
          <table:table-cell office:value-type="float" office:value="26.52" table:style-name="ce28">
            <text:p>26,52<text:s/></text:p>
          </table:table-cell>
          <table:table-cell office:value-type="float" office:value="0.46410000000000001" table:formula="of:=[.K15]*0.0175" table:style-name="ce29">
            <text:p>0,46<text:s/></text:p>
          </table:table-cell>
          <table:table-cell table:style-name="ce28"/>
          <table:table-cell office:value-type="float" office:value="0" table:formula="of:=[.M15]*0.01" table:style-name="ce28">
            <text:p>-<text:s/></text:p>
          </table:table-cell>
          <table:table-cell office:value-type="float" office:value="21.41" table:style-name="ce28">
            <text:p>21,41<text:s/></text:p>
          </table:table-cell>
          <table:table-cell office:value-type="float" office:value="0.37467500000000004" table:formula="of:=[.O15]*0.0175" table:style-name="ce28">
            <text:p>0,37<text:s/></text:p>
          </table:table-cell>
          <table:table-cell table:style-name="ce28"/>
          <table:table-cell office:value-type="float" office:value="0" table:formula="of:=[.Q15]*0.01" table:style-name="ce28">
            <text:p>-<text:s/></text:p>
          </table:table-cell>
          <table:table-cell office:value-type="float" office:value="56.69" table:style-name="ce28">
            <text:p>56,69<text:s/></text:p>
          </table:table-cell>
          <table:table-cell office:value-type="float" office:value="0.99207500000000004" table:formula="of:=[.S15]*0.0175" table:style-name="ce28">
            <text:p>0,99<text:s/></text:p>
          </table:table-cell>
          <table:table-cell office:value-type="float" office:value="56.69" table:style-name="ce28">
            <text:p>56,69<text:s/></text:p>
          </table:table-cell>
          <table:table-cell office:value-type="float" office:value="0.99207500000000004" table:formula="of:=[.U15]*0.0175" table:style-name="ce28">
            <text:p>0,99<text:s/></text:p>
          </table:table-cell>
          <table:table-cell table:number-columns-repeated="3" table:style-name="ce28"/>
          <table:table-cell office:value-type="float" office:value="0" table:formula="of:=[.Y15]*0.0175" table:style-name="ce28">
            <text:p>-<text:s/></text:p>
          </table:table-cell>
          <table:table-cell table:style-name="ce28"/>
          <table:table-cell office:value-type="float" office:value="0" table:formula="of:=[.AA15]*0.0175" table:style-name="ce28">
            <text:p>-<text:s/></text:p>
          </table:table-cell>
          <table:table-cell table:number-columns-repeated="16356"/>
        </table:table-row>
        <table:table-row table:style-name="ro1">
          <table:table-cell/>
          <table:covered-table-cell/>
          <table:table-cell office:value-type="float" office:value="332" table:style-name="ce27">
            <text:p>332</text:p>
          </table:table-cell>
          <table:table-cell office:value-type="string" table:style-name="ce4">
            <text:p>Pagos de bienes y servicios no sujetos a retencion</text:p>
          </table:table-cell>
          <table:table-cell table:style-name="ce28"/>
          <table:table-cell office:value-type="float" office:value="0" table:formula="of:=[.E16]*0" table:style-name="ce28">
            <text:p>-<text:s/></text:p>
          </table:table-cell>
          <table:table-cell office:value-type="float" office:value="885.48" table:style-name="ce28">
            <text:p>885,48<text:s/></text:p>
          </table:table-cell>
          <table:table-cell office:value-type="float" office:value="0" table:formula="of:=[.G16]*0" table:style-name="ce28">
            <text:p>-<text:s/></text:p>
          </table:table-cell>
          <table:table-cell office:value-type="float" office:value="2915" table:style-name="ce28">
            <text:p>2.915,00<text:s/></text:p>
          </table:table-cell>
          <table:table-cell office:value-type="float" office:value="0" table:formula="of:=[.I16]*0" table:style-name="ce28">
            <text:p>-<text:s/></text:p>
          </table:table-cell>
          <table:table-cell office:value-type="float" office:value="249.78" table:style-name="ce28">
            <text:p>249,78<text:s/></text:p>
          </table:table-cell>
          <table:table-cell office:value-type="float" office:value="0" table:formula="of:=[.K16]*0" table:style-name="ce28">
            <text:p>-<text:s/></text:p>
          </table:table-cell>
          <table:table-cell table:style-name="ce28"/>
          <table:table-cell office:value-type="float" office:value="0" table:formula="of:=[.M16]*0" table:style-name="ce28">
            <text:p>-<text:s/></text:p>
          </table:table-cell>
          <table:table-cell office:value-type="float" office:value="201.74" table:style-name="ce28">
            <text:p>201,74<text:s/></text:p>
          </table:table-cell>
          <table:table-cell office:value-type="float" office:value="0" table:formula="of:=[.O16]*0" table:style-name="ce28">
            <text:p>-<text:s/></text:p>
          </table:table-cell>
          <table:table-cell table:style-name="ce28"/>
          <table:table-cell office:value-type="float" office:value="0" table:formula="of:=[.Q16]*0" table:style-name="ce28">
            <text:p>-<text:s/></text:p>
          </table:table-cell>
          <table:table-cell table:style-name="ce28"/>
          <table:table-cell office:value-type="float" office:value="0" table:formula="of:=[.S16]*0" table:style-name="ce28">
            <text:p>-<text:s/></text:p>
          </table:table-cell>
          <table:table-cell table:number-columns-repeated="7" table:style-name="ce28"/>
          <table:table-cell office:value-type="float" office:value="0" table:style-name="ce28">
            <text:p>-<text:s/></text:p>
          </table:table-cell>
          <table:table-cell table:number-columns-repeated="16356"/>
        </table:table-row>
        <table:table-row table:style-name="ro1">
          <table:table-cell/>
          <table:covered-table-cell/>
          <table:table-cell office:value-type="float" office:value="343" table:style-name="ce27">
            <text:p>343</text:p>
          </table:table-cell>
          <table:table-cell office:value-type="string" table:style-name="ce4">
            <text:p>Otra Retencion aplicable 1%</text:p>
          </table:table-cell>
          <table:table-cell table:style-name="ce28"/>
          <table:table-cell office:value-type="float" office:value="0" table:formula="of:=[.E17]*0.01" table:style-name="ce28">
            <text:p>-<text:s/></text:p>
          </table:table-cell>
          <table:table-cell table:style-name="ce28"/>
          <table:table-cell office:value-type="float" office:value="0" table:formula="of:=[.G17]*0.01" table:style-name="ce28">
            <text:p>-<text:s/></text:p>
          </table:table-cell>
          <table:table-cell table:style-name="ce28"/>
          <table:table-cell office:value-type="float" office:value="0" table:formula="of:=[.I17]*0.01" table:style-name="ce28">
            <text:p>-<text:s/></text:p>
          </table:table-cell>
          <table:table-cell table:style-name="ce28"/>
          <table:table-cell office:value-type="float" office:value="0" table:formula="of:=[.K17]*0.01" table:style-name="ce28">
            <text:p>-<text:s/></text:p>
          </table:table-cell>
          <table:table-cell table:style-name="ce28"/>
          <table:table-cell office:value-type="float" office:value="0" table:formula="of:=[.M17]*0.01" table:style-name="ce28">
            <text:p>-<text:s/></text:p>
          </table:table-cell>
          <table:table-cell table:style-name="ce28"/>
          <table:table-cell office:value-type="float" office:value="0" table:formula="of:=[.O17]*0.01" table:style-name="ce28">
            <text:p>-<text:s/></text:p>
          </table:table-cell>
          <table:table-cell table:style-name="ce28"/>
          <table:table-cell office:value-type="float" office:value="0" table:formula="of:=[.Q17]*0.01" table:style-name="ce28">
            <text:p>-<text:s/></text:p>
          </table:table-cell>
          <table:table-cell table:style-name="ce28"/>
          <table:table-cell office:value-type="float" office:value="0" table:formula="of:=[.S17]*0.01" table:style-name="ce28">
            <text:p>-<text:s/></text:p>
          </table:table-cell>
          <table:table-cell table:style-name="ce28"/>
          <table:table-cell office:value-type="float" office:value="0" table:formula="of:=[.U17]*0.01" table:style-name="ce28">
            <text:p>-<text:s/></text:p>
          </table:table-cell>
          <table:table-cell table:style-name="ce28"/>
          <table:table-cell office:value-type="float" office:value="0" table:formula="of:=[.W17]*0.01" table:style-name="ce28">
            <text:p>-<text:s/></text:p>
          </table:table-cell>
          <table:table-cell table:style-name="ce28"/>
          <table:table-cell office:value-type="float" office:value="0" table:formula="of:=[.Y17]*0.01" table:style-name="ce28">
            <text:p>-<text:s/></text:p>
          </table:table-cell>
          <table:table-cell table:style-name="ce28"/>
          <table:table-cell office:value-type="float" office:value="0" table:formula="of:=[.AA17]*0.01" table:style-name="ce28">
            <text:p>-<text:s/></text:p>
          </table:table-cell>
          <table:table-cell table:number-columns-repeated="16356"/>
        </table:table-row>
        <table:table-row table:style-name="ro1">
          <table:table-cell/>
          <table:covered-table-cell/>
          <table:table-cell office:value-type="float" office:value="344" table:style-name="ce27">
            <text:p>344</text:p>
          </table:table-cell>
          <table:table-cell office:value-type="string" table:style-name="ce4">
            <text:p>Otra Retencion aplicable 2%</text:p>
          </table:table-cell>
          <table:table-cell office:value-type="float" office:value="799.2" table:style-name="ce28">
            <text:p>799,20<text:s/></text:p>
          </table:table-cell>
          <table:table-cell office:value-type="float" office:value="15.984000000000002" table:formula="of:=[.E18]*0.02" table:style-name="ce28">
            <text:p>15,98<text:s/></text:p>
          </table:table-cell>
          <table:table-cell office:value-type="float" office:value="1284.08" table:style-name="ce28">
            <text:p>1.284,08<text:s/></text:p>
          </table:table-cell>
          <table:table-cell office:value-type="float" office:value="25.6816" table:formula="of:=[.G18]*0.02" table:style-name="ce28">
            <text:p>25,68<text:s/></text:p>
          </table:table-cell>
          <table:table-cell office:value-type="float" office:value="1042.5" table:style-name="ce28">
            <text:p>1.042,50<text:s/></text:p>
          </table:table-cell>
          <table:table-cell office:value-type="float" office:value="20.85" table:formula="of:=[.I18]*0.02" table:style-name="ce28">
            <text:p>20,85<text:s/></text:p>
          </table:table-cell>
          <table:table-cell table:style-name="ce28"/>
          <table:table-cell office:value-type="float" office:value="0" table:formula="of:=[.K18]*0.0275" table:style-name="ce28">
            <text:p>-<text:s/></text:p>
          </table:table-cell>
          <table:table-cell table:style-name="ce28"/>
          <table:table-cell office:value-type="float" office:value="0" table:formula="of:=[.M18]*0.0275" table:style-name="ce28">
            <text:p>-<text:s/></text:p>
          </table:table-cell>
          <table:table-cell office:value-type="float" office:value="2267.9" table:style-name="ce28">
            <text:p>2.267,90<text:s/></text:p>
          </table:table-cell>
          <table:table-cell office:value-type="float" office:value="62.367250000000006" table:formula="of:=[.O18]*0.0275" table:style-name="ce28">
            <text:p>62,37<text:s/></text:p>
          </table:table-cell>
          <table:table-cell office:value-type="float" office:value="1196.5999999999999" table:style-name="ce28">
            <text:p>1.196,60<text:s/></text:p>
          </table:table-cell>
          <table:table-cell office:value-type="float" office:value="32.906500000000001" table:formula="of:=[.Q18]*0.0275" table:style-name="ce28">
            <text:p>32,91<text:s/></text:p>
          </table:table-cell>
          <table:table-cell table:style-name="ce28"/>
          <table:table-cell office:value-type="float" office:value="0" table:formula="of:=[.S18]*0.0275" table:style-name="ce28">
            <text:p>-<text:s/></text:p>
          </table:table-cell>
          <table:table-cell table:style-name="ce28"/>
          <table:table-cell office:value-type="float" office:value="0" table:formula="of:=[.U18]*0.0275" table:style-name="ce28">
            <text:p>-<text:s/></text:p>
          </table:table-cell>
          <table:table-cell table:style-name="ce28"/>
          <table:table-cell office:value-type="float" office:value="0" table:formula="of:=[.W18]*0.0275" table:style-name="ce28">
            <text:p>-<text:s/></text:p>
          </table:table-cell>
          <table:table-cell office:value-type="float" office:value="4102.22" table:style-name="ce28">
            <text:p>4.102,22<text:s/></text:p>
          </table:table-cell>
          <table:table-cell office:value-type="float" office:value="112.81105000000001" table:formula="of:=[.Y18]*0.0275" table:style-name="ce28">
            <text:p>112,81<text:s/></text:p>
          </table:table-cell>
          <table:table-cell office:value-type="float" office:value="461.45" table:style-name="ce28">
            <text:p>461,45<text:s/></text:p>
          </table:table-cell>
          <table:table-cell office:value-type="float" office:value="12.689874999999999" table:formula="of:=[.AA18]*0.0275" table:style-name="ce28">
            <text:p>12,69<text:s/></text:p>
          </table:table-cell>
          <table:table-cell table:number-columns-repeated="16356"/>
        </table:table-row>
        <table:table-row table:style-name="ro1">
          <table:table-cell/>
          <table:covered-table-cell/>
          <table:table-cell office:value-type="float" office:value="345" table:style-name="ce27">
            <text:p>345</text:p>
          </table:table-cell>
          <table:table-cell office:value-type="string" table:style-name="ce4">
            <text:p>Otra Retencion aplicable 8%</text:p>
          </table:table-cell>
          <table:table-cell table:style-name="ce28"/>
          <table:table-cell office:value-type="float" office:value="0" table:formula="of:=[.E19]*0.08" table:style-name="ce28">
            <text:p>-<text:s/></text:p>
          </table:table-cell>
          <table:table-cell table:style-name="ce28"/>
          <table:table-cell office:value-type="float" office:value="0" table:formula="of:=[.G19]*0.08" table:style-name="ce28">
            <text:p>-<text:s/></text:p>
          </table:table-cell>
          <table:table-cell table:style-name="ce28"/>
          <table:table-cell office:value-type="float" office:value="0" table:formula="of:=[.I19]*0.08" table:style-name="ce28">
            <text:p>-<text:s/></text:p>
          </table:table-cell>
          <table:table-cell table:style-name="ce28"/>
          <table:table-cell office:value-type="float" office:value="0" table:formula="of:=[.K19]*0.08" table:style-name="ce28">
            <text:p>-<text:s/></text:p>
          </table:table-cell>
          <table:table-cell table:style-name="ce28"/>
          <table:table-cell office:value-type="float" office:value="0" table:formula="of:=[.M19]*0.08" table:style-name="ce28">
            <text:p>-<text:s/></text:p>
          </table:table-cell>
          <table:table-cell table:style-name="ce28"/>
          <table:table-cell office:value-type="float" office:value="0" table:formula="of:=[.O19]*0.08" table:style-name="ce28">
            <text:p>-<text:s/></text:p>
          </table:table-cell>
          <table:table-cell table:style-name="ce28"/>
          <table:table-cell office:value-type="float" office:value="0" table:formula="of:=[.Q19]*0.08" table:style-name="ce28">
            <text:p>-<text:s/></text:p>
          </table:table-cell>
          <table:table-cell table:style-name="ce28"/>
          <table:table-cell office:value-type="float" office:value="0" table:formula="of:=[.S19]*0.08" table:style-name="ce28">
            <text:p>-<text:s/></text:p>
          </table:table-cell>
          <table:table-cell table:style-name="ce28"/>
          <table:table-cell office:value-type="float" office:value="0" table:formula="of:=[.U19]*0.08" table:style-name="ce28">
            <text:p>-<text:s/></text:p>
          </table:table-cell>
          <table:table-cell table:style-name="ce28"/>
          <table:table-cell office:value-type="float" office:value="0" table:formula="of:=[.W19]*0.08" table:style-name="ce28">
            <text:p>-<text:s/></text:p>
          </table:table-cell>
          <table:table-cell table:style-name="ce28"/>
          <table:table-cell office:value-type="float" office:value="0" table:formula="of:=[.Y19]*0.08" table:style-name="ce28">
            <text:p>-<text:s/></text:p>
          </table:table-cell>
          <table:table-cell table:style-name="ce28"/>
          <table:table-cell office:value-type="float" office:value="0" table:formula="of:=[.AA19]*0.08" table:style-name="ce28">
            <text:p>-<text:s/></text:p>
          </table:table-cell>
          <table:table-cell table:number-columns-repeated="16356"/>
        </table:table-row>
        <table:table-row table:style-name="ro1">
          <table:table-cell/>
          <table:covered-table-cell/>
          <table:table-cell office:value-type="float" office:value="346" table:style-name="ce27">
            <text:p>346</text:p>
          </table:table-cell>
          <table:table-cell office:value-type="string" table:style-name="ce4">
            <text:p>Otra Retencion aplicable a diferente valor</text:p>
          </table:table-cell>
          <table:table-cell table:style-name="ce28"/>
          <table:table-cell office:value-type="float" office:value="0" table:formula="of:=[.E20]*0.1" table:style-name="ce28">
            <text:p>-<text:s/></text:p>
          </table:table-cell>
          <table:table-cell table:style-name="ce28"/>
          <table:table-cell office:value-type="float" office:value="0" table:formula="of:=[.G20]*0.1" table:style-name="ce28">
            <text:p>-<text:s/></text:p>
          </table:table-cell>
          <table:table-cell table:style-name="ce28"/>
          <table:table-cell office:value-type="float" office:value="0" table:formula="of:=[.I20]*0.1" table:style-name="ce28">
            <text:p>-<text:s/></text:p>
          </table:table-cell>
          <table:table-cell table:style-name="ce28"/>
          <table:table-cell office:value-type="float" office:value="0" table:formula="of:=[.K20]*0.0275" table:style-name="ce28">
            <text:p>-<text:s/></text:p>
          </table:table-cell>
          <table:table-cell table:style-name="ce28"/>
          <table:table-cell office:value-type="float" office:value="0" table:formula="of:=[.M20]*0.0275" table:style-name="ce28">
            <text:p>-<text:s/></text:p>
          </table:table-cell>
          <table:table-cell table:style-name="ce28"/>
          <table:table-cell office:value-type="float" office:value="0" table:formula="of:=[.O20]*0.0275" table:style-name="ce28">
            <text:p>-<text:s/></text:p>
          </table:table-cell>
          <table:table-cell table:style-name="ce28"/>
          <table:table-cell office:value-type="float" office:value="0" table:formula="of:=[.Q20]*0.0275" table:style-name="ce28">
            <text:p>-<text:s/></text:p>
          </table:table-cell>
          <table:table-cell table:style-name="ce28"/>
          <table:table-cell office:value-type="float" office:value="0" table:formula="of:=[.S20]*0.0275" table:style-name="ce28">
            <text:p>-<text:s/></text:p>
          </table:table-cell>
          <table:table-cell table:style-name="ce28"/>
          <table:table-cell office:value-type="float" office:value="0" table:formula="of:=[.U20]*0" table:style-name="ce28">
            <text:p>-<text:s/></text:p>
          </table:table-cell>
          <table:table-cell table:style-name="ce28"/>
          <table:table-cell office:value-type="float" office:value="0" table:formula="of:=[.W20]*0.0175" table:style-name="ce28">
            <text:p>-<text:s/></text:p>
          </table:table-cell>
          <table:table-cell table:style-name="ce28"/>
          <table:table-cell office:value-type="float" office:value="0" table:formula="of:=[.Y20]*0.0175" table:style-name="ce28">
            <text:p>-<text:s/></text:p>
          </table:table-cell>
          <table:table-cell table:style-name="ce28"/>
          <table:table-cell office:value-type="float" office:value="0" table:formula="of:=[.AA20]*0.0175002" table:style-name="ce28">
            <text:p>-<text:s/></text:p>
          </table:table-cell>
          <table:table-cell table:number-columns-repeated="16356"/>
        </table:table-row>
        <table:table-row table:style-name="ro1">
          <table:table-cell/>
          <table:covered-table-cell/>
          <table:table-cell office:value-type="string" table:number-columns-spanned="2" table:number-rows-spanned="1" table:style-name="ce34">
            <text:p>TOTAL DE OPERACIONES DENTRO DEL PAIS</text:p>
          </table:table-cell>
          <table:covered-table-cell/>
          <table:table-cell office:value-type="float" office:value="6955.05" table:formula="of:=SUM([.E4:.E20])" table:style-name="ce30">
            <text:p>6.955,05<text:s/></text:p>
          </table:table-cell>
          <table:table-cell office:value-type="float" office:value="583.452" table:formula="of:=SUM([.F4:.F20])" table:style-name="ce30">
            <text:p>583,45<text:s/></text:p>
          </table:table-cell>
          <table:table-cell office:value-type="float" office:value="9479.25" table:formula="of:=SUM([.G4:.G20])" table:style-name="ce30">
            <text:p>9.479,25<text:s/></text:p>
          </table:table-cell>
          <table:table-cell office:value-type="float" office:value="691.27850000000001" table:formula="of:=SUM([.H4:.H20])" table:style-name="ce30">
            <text:p>691,28<text:s/></text:p>
          </table:table-cell>
          <table:table-cell office:value-type="float" office:value="10189.6" table:formula="of:=SUM([.I4:.I20])" table:style-name="ce30">
            <text:p>10.189,60<text:s/></text:p>
          </table:table-cell>
          <table:table-cell office:value-type="float" office:value="563.17100000000005" table:formula="of:=SUM([.J4:.J20])" table:style-name="ce30">
            <text:p>563,17<text:s/></text:p>
          </table:table-cell>
          <table:table-cell office:value-type="float" office:value="6577.09" table:formula="of:=SUM([.K4:.K20])" table:style-name="ce30">
            <text:p>6.577,09<text:s/></text:p>
          </table:table-cell>
          <table:table-cell office:value-type="float" office:value="579.52730000000008" table:formula="of:=SUM([.L4:.L20])" table:style-name="ce30">
            <text:p>579,53<text:s/></text:p>
          </table:table-cell>
          <table:table-cell office:value-type="float" office:value="7552.09" table:formula="of:=SUM([.M4:.M20])" table:style-name="ce30">
            <text:p>7.552,09<text:s/></text:p>
          </table:table-cell>
          <table:table-cell office:value-type="float" office:value="704.16719999999998" table:formula="of:=SUM([.N4:.N20])" table:style-name="ce30">
            <text:p>704,17<text:s/></text:p>
          </table:table-cell>
          <table:table-cell office:value-type="float" office:value="9041.0499999999993" table:formula="of:=SUM([.O4:.O20])" table:style-name="ce30">
            <text:p>9.041,05<text:s/></text:p>
          </table:table-cell>
          <table:table-cell office:value-type="float" office:value="661.74192500000004" table:formula="of:=SUM([.P4:.P20])" table:style-name="ce30">
            <text:p>661,74<text:s/></text:p>
          </table:table-cell>
          <table:table-cell office:value-type="float" office:value="9999.44" table:formula="of:=SUM([.Q4:.Q20])" table:style-name="ce30">
            <text:p>9.999,44<text:s/></text:p>
          </table:table-cell>
          <table:table-cell office:value-type="float" office:value="795.19050000000016" table:formula="of:=SUM([.R4:.R20])" table:style-name="ce30">
            <text:p>795,19<text:s/></text:p>
          </table:table-cell>
          <table:table-cell office:value-type="float" office:value="6276.5899999999992" table:formula="of:=SUM([.S4:.S20])" table:style-name="ce30">
            <text:p>6.276,59<text:s/></text:p>
          </table:table-cell>
          <table:table-cell office:value-type="float" office:value="572.20907499999998" table:formula="of:=SUM([.T4:.T20])" table:style-name="ce30">
            <text:p>572,21<text:s/></text:p>
          </table:table-cell>
          <table:table-cell office:value-type="float" office:value="6276.5899999999992" table:formula="of:=SUM([.U4:.U20])" table:style-name="ce30">
            <text:p>6.276,59<text:s/></text:p>
          </table:table-cell>
          <table:table-cell office:value-type="float" office:value="572.20907499999998" table:formula="of:=SUM([.V4:.V20])" table:style-name="ce30">
            <text:p>572,21<text:s/></text:p>
          </table:table-cell>
          <table:table-cell office:value-type="float" office:value="6798.3099999999995" table:formula="of:=SUM([.W4:.W20])" table:style-name="ce30">
            <text:p>6.798,31<text:s/></text:p>
          </table:table-cell>
          <table:table-cell office:value-type="float" office:value="620.86480000000006" table:formula="of:=SUM([.X4:.X20])" table:style-name="ce30">
            <text:p>620,86<text:s/></text:p>
          </table:table-cell>
          <table:table-cell office:value-type="float" office:value="10050.529999999999" table:formula="of:=SUM([.Y4:.Y20])" table:style-name="ce30">
            <text:p>10.050,53<text:s/></text:p>
          </table:table-cell>
          <table:table-cell office:value-type="float" office:value="612.67584999999997" table:formula="of:=SUM([.Z4:.Z20])" table:style-name="ce30">
            <text:p>612,68<text:s/></text:p>
          </table:table-cell>
          <table:table-cell office:value-type="float" office:value="6009.7599999999993" table:formula="of:=SUM([.AA4:.AA20])" table:style-name="ce30">
            <text:p>6.009,76<text:s/></text:p>
          </table:table-cell>
          <table:table-cell office:value-type="float" office:value="508.55467499999997" table:formula="of:=SUM([.AB4:.AB20])" table:style-name="ce30">
            <text:p>508,55<text:s/></text:p>
          </table:table-cell>
          <table:table-cell table:number-columns-repeated="16356"/>
        </table:table-row>
        <table:table-row table:style-name="ro4">
          <table:table-cell/>
          <table:table-cell office:value-type="string" table:number-columns-spanned="1" table:number-rows-spanned="12" table:style-name="ce33">
            <text:p>Operaciones efectuadas fuera del pais</text:p>
          </table:table-cell>
          <table:table-cell office:value-type="float" office:value="412" table:style-name="ce27">
            <text:p>412</text:p>
          </table:table-cell>
          <table:table-cell office:value-type="string" table:style-name="ce4">
            <text:p>Pagos al Exterior no sujetos a retencion</text:p>
          </table:table-cell>
          <table:table-cell table:number-columns-repeated="8" table:style-name="ce28"/>
          <table:table-cell office:value-type="float" office:value="0" table:style-name="ce28">
            <text:p>-<text:s/></text:p>
          </table:table-cell>
          <table:table-cell office:value-type="float" office:value="0" table:formula="of:=[.M22]*0" table:style-name="ce28">
            <text:p>-<text:s/></text:p>
          </table:table-cell>
          <table:table-cell table:number-columns-repeated="14" table:style-name="ce28"/>
          <table:table-cell table:number-columns-repeated="16356"/>
        </table:table-row>
        <table:table-row table:style-name="ro1">
          <table:table-cell/>
          <table:covered-table-cell/>
          <table:table-cell office:value-type="float" office:value="422" table:style-name="ce27">
            <text:p>422</text:p>
          </table:table-cell>
          <table:table-cell office:value-type="string" table:style-name="ce4">
            <text:p>Sin convenio de doble tributación</text:p>
          </table:table-cell>
          <table:table-cell table:style-name="ce28"/>
          <table:table-cell office:value-type="float" office:value="0" table:formula="of:=[.E23]*0.25" table:style-name="ce28">
            <text:p>-<text:s/></text:p>
          </table:table-cell>
          <table:table-cell table:number-columns-repeated="22" table:style-name="ce28"/>
          <table:table-cell table:number-columns-repeated="16356"/>
        </table:table-row>
        <table:table-row table:number-rows-repeated="9" table:style-name="ro1">
          <table:table-cell/>
          <table:covered-table-cell/>
          <table:table-cell table:style-name="ce27"/>
          <table:table-cell table:style-name="ce4"/>
          <table:table-cell table:number-columns-repeated="24" table:style-name="ce28"/>
          <table:table-cell table:number-columns-repeated="16356"/>
        </table:table-row>
        <table:table-row table:style-name="ro1">
          <table:table-cell/>
          <table:covered-table-cell/>
          <table:table-cell office:value-type="string" table:number-columns-spanned="2" table:number-rows-spanned="1" table:style-name="ce34">
            <text:p>TOTAL DE OPERACIONES FUERA DEL PAIS</text:p>
          </table:table-cell>
          <table:covered-table-cell/>
          <table:table-cell office:value-type="float" office:value="0" table:formula="of:=SUM([.E22:.E32])" table:style-name="ce30">
            <text:p>-<text:s/></text:p>
          </table:table-cell>
          <table:table-cell office:value-type="float" office:value="0" table:formula="of:=SUM([.F22:.F32])" table:style-name="ce30">
            <text:p>-<text:s/></text:p>
          </table:table-cell>
          <table:table-cell office:value-type="float" office:value="0" table:formula="of:=SUM([.G22:.G32])" table:style-name="ce30">
            <text:p>-<text:s/></text:p>
          </table:table-cell>
          <table:table-cell office:value-type="float" office:value="0" table:formula="of:=SUM([.H22:.H32])" table:style-name="ce30">
            <text:p>-<text:s/></text:p>
          </table:table-cell>
          <table:table-cell office:value-type="float" office:value="0" table:formula="of:=SUM([.I22:.I32])" table:style-name="ce30">
            <text:p>-<text:s/></text:p>
          </table:table-cell>
          <table:table-cell office:value-type="float" office:value="0" table:formula="of:=SUM([.J22:.J32])" table:style-name="ce30">
            <text:p>-<text:s/></text:p>
          </table:table-cell>
          <table:table-cell office:value-type="float" office:value="0" table:formula="of:=SUM([.K22:.K32])" table:style-name="ce30">
            <text:p>-<text:s/></text:p>
          </table:table-cell>
          <table:table-cell office:value-type="float" office:value="0" table:formula="of:=SUM([.L22:.L32])" table:style-name="ce30">
            <text:p>-<text:s/></text:p>
          </table:table-cell>
          <table:table-cell office:value-type="float" office:value="0" table:formula="of:=SUM([.M22:.M32])" table:style-name="ce30">
            <text:p>-<text:s/></text:p>
          </table:table-cell>
          <table:table-cell office:value-type="float" office:value="0" table:formula="of:=SUM([.N22:.N32])" table:style-name="ce30">
            <text:p>-<text:s/></text:p>
          </table:table-cell>
          <table:table-cell office:value-type="float" office:value="0" table:formula="of:=SUM([.O22:.O32])" table:style-name="ce30">
            <text:p>-<text:s/></text:p>
          </table:table-cell>
          <table:table-cell office:value-type="float" office:value="0" table:formula="of:=SUM([.P22:.P32])" table:style-name="ce30">
            <text:p>-<text:s/></text:p>
          </table:table-cell>
          <table:table-cell office:value-type="float" office:value="0" table:formula="of:=SUM([.Q22:.Q32])" table:style-name="ce30">
            <text:p>-<text:s/></text:p>
          </table:table-cell>
          <table:table-cell office:value-type="float" office:value="0" table:formula="of:=SUM([.R22:.R32])" table:style-name="ce30">
            <text:p>-<text:s/></text:p>
          </table:table-cell>
          <table:table-cell office:value-type="float" office:value="0" table:formula="of:=SUM([.S22:.S32])" table:style-name="ce30">
            <text:p>-<text:s/></text:p>
          </table:table-cell>
          <table:table-cell office:value-type="float" office:value="0" table:formula="of:=SUM([.T22:.T32])" table:style-name="ce30">
            <text:p>-<text:s/></text:p>
          </table:table-cell>
          <table:table-cell office:value-type="float" office:value="0" table:formula="of:=SUM([.U22:.U32])" table:style-name="ce30">
            <text:p>-<text:s/></text:p>
          </table:table-cell>
          <table:table-cell office:value-type="float" office:value="0" table:formula="of:=SUM([.V22:.V32])" table:style-name="ce30">
            <text:p>-<text:s/></text:p>
          </table:table-cell>
          <table:table-cell office:value-type="float" office:value="0" table:formula="of:=SUM([.W22:.W32])" table:style-name="ce30">
            <text:p>-<text:s/></text:p>
          </table:table-cell>
          <table:table-cell office:value-type="float" office:value="0" table:formula="of:=SUM([.X22:.X32])" table:style-name="ce30">
            <text:p>-<text:s/></text:p>
          </table:table-cell>
          <table:table-cell office:value-type="float" office:value="0" table:formula="of:=SUM([.Y22:.Y32])" table:style-name="ce30">
            <text:p>-<text:s/></text:p>
          </table:table-cell>
          <table:table-cell office:value-type="float" office:value="0" table:formula="of:=SUM([.Z22:.Z32])" table:style-name="ce30">
            <text:p>-<text:s/></text:p>
          </table:table-cell>
          <table:table-cell office:value-type="float" office:value="0" table:formula="of:=SUM([.AA22:.AA32])" table:style-name="ce30">
            <text:p>-<text:s/></text:p>
          </table:table-cell>
          <table:table-cell office:value-type="float" office:value="0" table:formula="of:=SUM([.AB22:.AB32])" table:style-name="ce30">
            <text:p>-<text:s/></text:p>
          </table:table-cell>
          <table:table-cell table:number-columns-repeated="16356"/>
        </table:table-row>
        <table:table-row table:style-name="ro3">
          <table:table-cell/>
          <table:table-cell table:style-name="ce1"/>
          <table:table-cell table:style-name="ce24"/>
          <table:table-cell table:style-name="ce1"/>
          <table:table-cell table:number-columns-repeated="24" table:style-name="ce25"/>
          <table:table-cell table:number-columns-repeated="16356"/>
        </table:table-row>
        <table:table-row table:style-name="ro1">
          <table:table-cell/>
          <table:table-cell office:value-type="string" table:number-columns-spanned="3" table:number-rows-spanned="1" table:style-name="ce35">
            <text:p>TOTAL GENERAL</text:p>
          </table:table-cell>
          <table:covered-table-cell table:number-columns-repeated="2"/>
          <table:table-cell office:value-type="float" office:value="6955.05" table:formula="of:=[.E21]+[.E33]" table:style-name="ce28">
            <text:p>6.955,05<text:s/></text:p>
          </table:table-cell>
          <table:table-cell office:value-type="float" office:value="583.452" table:formula="of:=[.F21]+[.F33]" table:style-name="ce28">
            <text:p>583,45<text:s/></text:p>
          </table:table-cell>
          <table:table-cell office:value-type="float" office:value="9479.25" table:formula="of:=[.G21]+[.G33]" table:style-name="ce28">
            <text:p>9.479,25<text:s/></text:p>
          </table:table-cell>
          <table:table-cell office:value-type="float" office:value="691.27850000000001" table:formula="of:=[.H21]+[.H33]" table:style-name="ce28">
            <text:p>691,28<text:s/></text:p>
          </table:table-cell>
          <table:table-cell office:value-type="float" office:value="10189.6" table:formula="of:=[.I21]+[.I33]" table:style-name="ce28">
            <text:p>10.189,60<text:s/></text:p>
          </table:table-cell>
          <table:table-cell office:value-type="float" office:value="563.17100000000005" table:formula="of:=[.J21]+[.J33]" table:style-name="ce28">
            <text:p>563,17<text:s/></text:p>
          </table:table-cell>
          <table:table-cell office:value-type="float" office:value="6577.09" table:formula="of:=[.K21]+[.K33]" table:style-name="ce28">
            <text:p>6.577,09<text:s/></text:p>
          </table:table-cell>
          <table:table-cell office:value-type="float" office:value="579.52730000000008" table:formula="of:=[.L21]+[.L33]" table:style-name="ce28">
            <text:p>579,53<text:s/></text:p>
          </table:table-cell>
          <table:table-cell office:value-type="float" office:value="7552.09" table:formula="of:=[.M21]+[.M33]" table:style-name="ce28">
            <text:p>7.552,09<text:s/></text:p>
          </table:table-cell>
          <table:table-cell office:value-type="float" office:value="704.16719999999998" table:formula="of:=[.N21]+[.N33]" table:style-name="ce28">
            <text:p>704,17<text:s/></text:p>
          </table:table-cell>
          <table:table-cell office:value-type="float" office:value="9041.0499999999993" table:formula="of:=[.O21]+[.O33]" table:style-name="ce28">
            <text:p>9.041,05<text:s/></text:p>
          </table:table-cell>
          <table:table-cell office:value-type="float" office:value="661.74192500000004" table:formula="of:=[.P21]+[.P33]" table:style-name="ce28">
            <text:p>661,74<text:s/></text:p>
          </table:table-cell>
          <table:table-cell office:value-type="float" office:value="9999.44" table:formula="of:=[.Q21]+[.Q33]" table:style-name="ce28">
            <text:p>9.999,44<text:s/></text:p>
          </table:table-cell>
          <table:table-cell office:value-type="float" office:value="795.19050000000016" table:formula="of:=[.R21]+[.R33]" table:style-name="ce28">
            <text:p>795,19<text:s/></text:p>
          </table:table-cell>
          <table:table-cell office:value-type="float" office:value="6276.5899999999992" table:formula="of:=[.S21]+[.S33]" table:style-name="ce28">
            <text:p>6.276,59<text:s/></text:p>
          </table:table-cell>
          <table:table-cell office:value-type="float" office:value="572.20907499999998" table:formula="of:=[.T21]+[.T33]" table:style-name="ce28">
            <text:p>572,21<text:s/></text:p>
          </table:table-cell>
          <table:table-cell office:value-type="float" office:value="6276.5899999999992" table:formula="of:=[.U21]+[.U33]" table:style-name="ce28">
            <text:p>6.276,59<text:s/></text:p>
          </table:table-cell>
          <table:table-cell office:value-type="float" office:value="572.20907499999998" table:formula="of:=[.V21]+[.V33]" table:style-name="ce28">
            <text:p>572,21<text:s/></text:p>
          </table:table-cell>
          <table:table-cell office:value-type="float" office:value="6798.3099999999995" table:formula="of:=[.W21]+[.W33]" table:style-name="ce28">
            <text:p>6.798,31<text:s/></text:p>
          </table:table-cell>
          <table:table-cell office:value-type="float" office:value="620.86480000000006" table:formula="of:=[.X21]+[.X33]" table:style-name="ce28">
            <text:p>620,86<text:s/></text:p>
          </table:table-cell>
          <table:table-cell office:value-type="float" office:value="10050.529999999999" table:formula="of:=[.Y21]+[.Y33]" table:style-name="ce28">
            <text:p>10.050,53<text:s/></text:p>
          </table:table-cell>
          <table:table-cell office:value-type="float" office:value="612.67584999999997" table:formula="of:=[.Z21]+[.Z33]" table:style-name="ce28">
            <text:p>612,68<text:s/></text:p>
          </table:table-cell>
          <table:table-cell office:value-type="float" office:value="6009.7599999999993" table:formula="of:=[.AA21]+[.AA33]" table:style-name="ce28">
            <text:p>6.009,76<text:s/></text:p>
          </table:table-cell>
          <table:table-cell office:value-type="float" office:value="508.55467499999997" table:formula="of:=[.AB21]+[.AB33]" table:style-name="ce28">
            <text:p>508,55<text:s/></text:p>
          </table:table-cell>
          <table:table-cell table:number-columns-repeated="16356"/>
        </table:table-row>
        <table:table-row table:style-name="ro1">
          <table:table-cell/>
          <table:table-cell table:style-name="ce1"/>
          <table:table-cell table:style-name="ce24"/>
          <table:table-cell office:value-type="string" table:style-name="ce4">
            <text:p>INTERES POR MORA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table:number-columns-repeated="16356"/>
        </table:table-row>
        <table:table-row table:style-name="ro1">
          <table:table-cell/>
          <table:table-cell table:style-name="ce1"/>
          <table:table-cell table:style-name="ce24"/>
          <table:table-cell office:value-type="string" table:style-name="ce4">
            <text:p>MULTA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office:value-type="float" office:value="0" table:style-name="ce28">
            <text:p>-<text:s/></text:p>
          </table:table-cell>
          <table:table-cell table:number-columns-repeated="16356"/>
        </table:table-row>
        <table:table-row table:style-name="ro1">
          <table:table-cell/>
          <table:table-cell table:style-name="ce1"/>
          <table:table-cell table:style-name="ce24"/>
          <table:table-cell office:value-type="string" table:style-name="ce31">
            <text:p>TOTAL A PAGAR</text:p>
          </table:table-cell>
          <table:table-cell office:value-type="float" office:value="6955.05" table:formula="of:=SUM([.E35:.E37])" table:style-name="ce30">
            <text:p>6.955,05<text:s/></text:p>
          </table:table-cell>
          <table:table-cell office:value-type="float" office:value="583.452" table:formula="of:=SUM([.F35:.F37])" table:style-name="ce30">
            <text:p>583,45<text:s/></text:p>
          </table:table-cell>
          <table:table-cell office:value-type="float" office:value="9479.25" table:formula="of:=SUM([.G35:.G37])" table:style-name="ce30">
            <text:p>9.479,25<text:s/></text:p>
          </table:table-cell>
          <table:table-cell office:value-type="float" office:value="691.27850000000001" table:formula="of:=SUM([.H35:.H37])" table:style-name="ce30">
            <text:p>691,28<text:s/></text:p>
          </table:table-cell>
          <table:table-cell office:value-type="float" office:value="10189.6" table:formula="of:=SUM([.I35:.I37])" table:style-name="ce30">
            <text:p>10.189,60<text:s/></text:p>
          </table:table-cell>
          <table:table-cell office:value-type="float" office:value="563.17100000000005" table:formula="of:=SUM([.J35:.J37])" table:style-name="ce30">
            <text:p>563,17<text:s/></text:p>
          </table:table-cell>
          <table:table-cell office:value-type="float" office:value="6577.09" table:formula="of:=SUM([.K35:.K37])" table:style-name="ce30">
            <text:p>6.577,09<text:s/></text:p>
          </table:table-cell>
          <table:table-cell office:value-type="float" office:value="579.52730000000008" table:formula="of:=SUM([.L35:.L37])" table:style-name="ce30">
            <text:p>579,53<text:s/></text:p>
          </table:table-cell>
          <table:table-cell office:value-type="float" office:value="7552.09" table:formula="of:=SUM([.M35:.M37])" table:style-name="ce30">
            <text:p>7.552,09<text:s/></text:p>
          </table:table-cell>
          <table:table-cell office:value-type="float" office:value="704.16719999999998" table:formula="of:=SUM([.N35:.N37])" table:style-name="ce30">
            <text:p>704,17<text:s/></text:p>
          </table:table-cell>
          <table:table-cell office:value-type="float" office:value="9041.0499999999993" table:formula="of:=SUM([.O35:.O37])" table:style-name="ce30">
            <text:p>9.041,05<text:s/></text:p>
          </table:table-cell>
          <table:table-cell office:value-type="float" office:value="661.74192500000004" table:formula="of:=SUM([.P35:.P37])" table:style-name="ce30">
            <text:p>661,74<text:s/></text:p>
          </table:table-cell>
          <table:table-cell office:value-type="float" office:value="9999.44" table:formula="of:=SUM([.Q35:.Q37])" table:style-name="ce30">
            <text:p>9.999,44<text:s/></text:p>
          </table:table-cell>
          <table:table-cell office:value-type="float" office:value="795.19050000000016" table:formula="of:=SUM([.R35:.R37])" table:style-name="ce30">
            <text:p>795,19<text:s/></text:p>
          </table:table-cell>
          <table:table-cell office:value-type="float" office:value="6276.5899999999992" table:formula="of:=SUM([.S35:.S37])" table:style-name="ce30">
            <text:p>6.276,59<text:s/></text:p>
          </table:table-cell>
          <table:table-cell office:value-type="float" office:value="572.20907499999998" table:formula="of:=SUM([.T35:.T37])" table:style-name="ce30">
            <text:p>572,21<text:s/></text:p>
          </table:table-cell>
          <table:table-cell office:value-type="float" office:value="6276.5899999999992" table:formula="of:=SUM([.U35:.U37])" table:style-name="ce30">
            <text:p>6.276,59<text:s/></text:p>
          </table:table-cell>
          <table:table-cell office:value-type="float" office:value="572.20907499999998" table:formula="of:=SUM([.V35:.V37])" table:style-name="ce30">
            <text:p>572,21<text:s/></text:p>
          </table:table-cell>
          <table:table-cell office:value-type="float" office:value="6798.3099999999995" table:formula="of:=SUM([.W35:.W37])" table:style-name="ce30">
            <text:p>6.798,31<text:s/></text:p>
          </table:table-cell>
          <table:table-cell office:value-type="float" office:value="620.86480000000006" table:formula="of:=SUM([.X35:.X37])" table:style-name="ce30">
            <text:p>620,86<text:s/></text:p>
          </table:table-cell>
          <table:table-cell office:value-type="float" office:value="10050.529999999999" table:formula="of:=SUM([.Y35:.Y37])" table:style-name="ce30">
            <text:p>10.050,53<text:s/></text:p>
          </table:table-cell>
          <table:table-cell office:value-type="float" office:value="612.67584999999997" table:formula="of:=SUM([.Z35:.Z37])" table:style-name="ce30">
            <text:p>612,68<text:s/></text:p>
          </table:table-cell>
          <table:table-cell office:value-type="float" office:value="6009.7599999999993" table:formula="of:=SUM([.AA35:.AA37])" table:style-name="ce30">
            <text:p>6.009,76<text:s/></text:p>
          </table:table-cell>
          <table:table-cell office:value-type="float" office:value="508.55467499999997" table:formula="of:=SUM([.AB35:.AB37])" table:style-name="ce30">
            <text:p>508,55<text:s/></text:p>
          </table:table-cell>
          <table:table-cell table:number-columns-repeated="16356"/>
        </table:table-row>
        <table:table-row table:number-rows-repeated="2" table:style-name="ro2">
          <table:table-cell table:number-columns-repeated="16384"/>
        </table:table-row>
        <table:table-row table:style-name="ro3">
          <table:table-cell/>
          <table:table-cell table:style-name="ce1"/>
          <table:table-cell table:style-name="ce24"/>
          <table:table-cell office:value-type="string" table:style-name="ce1">
            <text:p>Total de Compras</text:p>
          </table:table-cell>
          <table:table-cell office:value-type="float" office:value="95205.349999999991" table:formula="of:=[.E35]+[.G35]+[.I35]+[.K35]+[.M35]+[.O35]+[.Q35]+[.S35]+[.U35]+[.W35]+[.Y35]+[.AA35]" table:style-name="ce25">
            <text:p>95.205,35<text:s/></text:p>
          </table:table-cell>
          <table:table-cell table:style-name="ce25"/>
          <table:table-cell table:number-columns-repeated="10" table:style-name="ce1"/>
          <table:table-cell table:number-columns-repeated="2" table:style-name="ce25"/>
          <table:table-cell table:number-columns-repeated="16366" table:style-name="ce1"/>
        </table:table-row>
        <table:table-row table:style-name="ro3">
          <table:table-cell/>
          <table:table-cell table:style-name="ce1"/>
          <table:table-cell table:style-name="ce24"/>
          <table:table-cell office:value-type="string" table:style-name="ce1">
            <text:p>Total de Retenciones</text:p>
          </table:table-cell>
          <table:table-cell office:value-type="float" office:value="7465.0419000000002" table:formula="of:=[.F35]+[.H35]+[.J35]+[.L35]+[.N35]+[.P35]+[.R35]+[.T35]+[.V35]+[.X35]+[.Z35]+[.AB35]" table:style-name="ce25">
            <text:p>7.465,04<text:s/></text:p>
          </table:table-cell>
          <table:table-cell table:style-name="ce25"/>
          <table:table-cell table:number-columns-repeated="10" table:style-name="ce1"/>
          <table:table-cell table:number-columns-repeated="2" table:style-name="ce25"/>
          <table:table-cell table:number-columns-repeated="16366" table:style-name="ce1"/>
        </table:table-row>
        <table:table-row table:number-rows-repeated="104853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Arial" svg:font-family="Arial"/>
    <style:font-face style:name="Calibri1" svg:font-family="Calibri1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number:number-style style:name="N36P0">
      <number:text> </number:text>
      <number:number number:decimal-places="0" number:min-integer-digits="1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>
        <number:embedded-text number:position="0"> </number:embedded-text>
      </number:number>
    </number:number-style>
    <number:number-style style:name="N36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number number:decimal-places="2" number:min-integer-digits="1" number:grouping="true"/>
      <number:text> </number:text>
    </number:number-style>
    <number:number-style style:name="N37P1">
      <number:text>-</number:text>
      <number:number number:decimal-places="2" number:min-integer-digits="1" number:grouping="true"/>
      <number:text> </number:text>
    </number:number-style>
    <number:number-style style:name="N37P2">
      <number:text>-</number:text>
      <number:number number:decimal-places="0" number:min-integer-digits="0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P0">
      <number:text> </number:text>
      <number:number number:decimal-places="2" number:min-integer-digits="1" number:grouping="true"/>
      <number:text> </number:text>
    </number:number-style>
    <number:number-style style:name="N38P1">
      <number:text>-</number:text>
      <number:number number:decimal-places="2" number:min-integer-digits="1" number:grouping="true"/>
      <number:text> </number:text>
    </number:number-style>
    <number:number-style style:name="N38P2">
      <number:text>-</number:text>
      <number:number number:decimal-places="0" number:min-integer-digits="2">
        <number:embedded-text number:position="0"> </number:embedded-text>
      </number:number>
    </number:number-style>
    <number:text-style style:name="N38">
      <number:text> </number:text>
      <number:text-content/>
      <number:text> </number:text>
      <style:map style:condition="value()&gt;0" style:apply-style-name="N38P0"/>
      <style:map style:condition="value()&lt;0" style:apply-style-name="N38P1"/>
      <style:map style:condition="value()=0" style:apply-style-name="N38P2"/>
    </number:text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Comma" style:family="table-cell" style:data-style-name="N38">
      <style:table-cell-properties style:vertical-align="automatic" fo:background-color="transparen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Excel_32_Built-in_32_Comma" style:display-name="Excel Built-in Comma" style:family="table-cell" style:data-style-name="N37">
      <style:table-cell-properties style:vertical-align="automatic" fo:background-color="transparent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4026</meta:generator>
    <dc:creator>Carlos Almeida</dc:creator>
    <meta:creation-date>2021-05-11T13:43:23Z</meta:creation-date>
    <dc:date>2021-06-09T14:58:30Z</dc:date>
    <meta:editing-cycles>7</meta:editing-cycles>
    <meta:editing-duration>PT3119S</meta:editing-duration>
  </office:meta>
</office:document-meta>
</file>